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3.27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Monaco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>
            <text:p>plot</text:p>
          </table:table-cell>
          <table:table-cell office:value-type="string">
            <text:p>abbr</text:p>
          </table:table-cell>
          <table:table-cell office:value-type="string">
            <text:p>layer</text:p>
          </table:table-cell>
          <table:table-cell office:value-type="string">
            <text:p>cov</text:p>
          </table:table-cell>
          <table:table-cell table:number-columns-repeated="1020"/>
        </table:table-row>
        <table:table-row table:style-name="ro1">
          <table:table-cell office:value-type="string">
            <text:p>cr08</text:p>
          </table:table-cell>
          <table:table-cell office:value-type="string">
            <text:p>crep pusi</text:p>
          </table:table-cell>
          <table:table-cell office:value-type="string">
            <text:p>hl</text:p>
          </table:table-cell>
          <table:table-cell office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>
            <text:p>cr08</text:p>
          </table:table-cell>
          <table:table-cell office:value-type="string">
            <text:p>camp erin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08</text:p>
          </table:table-cell>
          <table:table-cell office:value-type="string">
            <text:p>musc spec ies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08</text:p>
          </table:table-cell>
          <table:table-cell office:value-type="string">
            <text:p>euph pepl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08</text:p>
          </table:table-cell>
          <table:table-cell office:value-type="string">
            <text:p>cras alta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08</text:p>
          </table:table-cell>
          <table:table-cell office:value-type="string">
            <text:p>poly tetr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08</text:p>
          </table:table-cell>
          <table:table-cell office:value-type="string">
            <text:p>erod cicu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08</text:p>
          </table:table-cell>
          <table:table-cell office:value-type="string">
            <text:p>rost cris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08</text:p>
          </table:table-cell>
          <table:table-cell office:value-type="string">
            <text:p>trif suff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08</text:p>
          </table:table-cell>
          <table:table-cell office:value-type="string">
            <text:p>tymb capi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08</text:p>
          </table:table-cell>
          <table:table-cell office:value-type="string">
            <text:p>gera rotu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08</text:p>
          </table:table-cell>
          <table:table-cell office:value-type="string">
            <text:p>phle cryp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08</text:p>
          </table:table-cell>
          <table:table-cell office:value-type="string">
            <text:p>hedy raga tuba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08</text:p>
          </table:table-cell>
          <table:table-cell office:value-type="string">
            <text:p>cata rigi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08</text:p>
          </table:table-cell>
          <table:table-cell office:value-type="string">
            <text:p>sagi apet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09a</text:p>
          </table:table-cell>
          <table:table-cell office:value-type="string">
            <text:p>limo ech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09a</text:p>
          </table:table-cell>
          <table:table-cell office:value-type="string">
            <text:p>phle cryp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09a</text:p>
          </table:table-cell>
          <table:table-cell office:value-type="string">
            <text:p>plan veld</text:p>
          </table:table-cell>
          <table:table-cell office:value-type="string">
            <text:p>hl</text:p>
          </table:table-cell>
          <table:table-cell office:value-type="string">
            <text:p>2m</text:p>
          </table:table-cell>
          <table:table-cell table:number-columns-repeated="1020"/>
        </table:table-row>
        <table:table-row table:style-name="ro1">
          <table:table-cell office:value-type="string">
            <text:p>cr09a</text:p>
          </table:table-cell>
          <table:table-cell office:value-type="string">
            <text:p>gali mura</text:p>
          </table:table-cell>
          <table:table-cell office:value-type="string">
            <text:p>hl</text:p>
          </table:table-cell>
          <table:table-cell office:value-type="string">
            <text:p>2m</text:p>
          </table:table-cell>
          <table:table-cell table:number-columns-repeated="1020"/>
        </table:table-row>
        <table:table-row table:style-name="ro1">
          <table:table-cell office:value-type="string">
            <text:p>cr09a</text:p>
          </table:table-cell>
          <table:table-cell office:value-type="string">
            <text:p>poly tetr</text:p>
          </table:table-cell>
          <table:table-cell office:value-type="string">
            <text:p>hl</text:p>
          </table:table-cell>
          <table:table-cell office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>
            <text:p>cr09a</text:p>
          </table:table-cell>
          <table:table-cell office:value-type="string">
            <text:p>plan veld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09a</text:p>
          </table:table-cell>
          <table:table-cell office:value-type="string">
            <text:p>fila aega aris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09a</text:p>
          </table:table-cell>
          <table:table-cell office:value-type="string">
            <text:p>vail hisp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09a</text:p>
          </table:table-cell>
          <table:table-cell office:value-type="string">
            <text:p>hedy raga mons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09a</text:p>
          </table:table-cell>
          <table:table-cell office:value-type="string">
            <text:p>sene leuc pygm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09a</text:p>
          </table:table-cell>
          <table:table-cell office:value-type="string">
            <text:p>psil incu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09a</text:p>
          </table:table-cell>
          <table:table-cell office:value-type="string">
            <text:p>fran hirs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09a</text:p>
          </table:table-cell>
          <table:table-cell office:value-type="string">
            <text:p>cata rigi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09b</text:p>
          </table:table-cell>
          <table:table-cell office:value-type="string">
            <text:p>limo echi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09b</text:p>
          </table:table-cell>
          <table:table-cell office:value-type="string">
            <text:p>plan veld</text:p>
          </table:table-cell>
          <table:table-cell office:value-type="string">
            <text:p>hl</text:p>
          </table:table-cell>
          <table:table-cell office:value-type="string">
            <text:p>2m</text:p>
          </table:table-cell>
          <table:table-cell table:number-columns-repeated="1020"/>
        </table:table-row>
        <table:table-row table:style-name="ro1">
          <table:table-cell office:value-type="string">
            <text:p>cr09b</text:p>
          </table:table-cell>
          <table:table-cell office:value-type="string">
            <text:p>hypo arch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09b</text:p>
          </table:table-cell>
          <table:table-cell office:value-type="string">
            <text:p>psil incu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09b</text:p>
          </table:table-cell>
          <table:table-cell office:value-type="string">
            <text:p>erod cicu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09b</text:p>
          </table:table-cell>
          <table:table-cell office:value-type="string">
            <text:p>vail hisp</text:p>
          </table:table-cell>
          <table:table-cell office:value-type="string">
            <text:p>hl</text:p>
          </table:table-cell>
          <table:table-cell office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>
            <text:p>cr09b</text:p>
          </table:table-cell>
          <table:table-cell office:value-type="string">
            <text:p>poly tetr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09b</text:p>
          </table:table-cell>
          <table:table-cell office:value-type="string">
            <text:p>hedy raga mons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09b</text:p>
          </table:table-cell>
          <table:table-cell office:value-type="string">
            <text:p>cata rig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09b</text:p>
          </table:table-cell>
          <table:table-cell office:value-type="string">
            <text:p>phle cryp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09b</text:p>
          </table:table-cell>
          <table:table-cell office:value-type="string">
            <text:p>fila aega aris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09b</text:p>
          </table:table-cell>
          <table:table-cell office:value-type="string">
            <text:p>sene leuc pygm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09b</text:p>
          </table:table-cell>
          <table:table-cell office:value-type="string">
            <text:p>malv pus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09b</text:p>
          </table:table-cell>
          <table:table-cell office:value-type="string">
            <text:p>trif scab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09b</text:p>
          </table:table-cell>
          <table:table-cell office:value-type="string">
            <text:p>aste stel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09b</text:p>
          </table:table-cell>
          <table:table-cell office:value-type="string">
            <text:p>gali mura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11</text:p>
          </table:table-cell>
          <table:table-cell office:value-type="string">
            <text:p>plan bell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11</text:p>
          </table:table-cell>
          <table:table-cell office:value-type="string">
            <text:p>vail mura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11</text:p>
          </table:table-cell>
          <table:table-cell office:value-type="string">
            <text:p>crep cret</text:p>
          </table:table-cell>
          <table:table-cell office:value-type="string">
            <text:p>hl</text:p>
          </table:table-cell>
          <table:table-cell office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>
            <text:p>cr11</text:p>
          </table:table-cell>
          <table:table-cell office:value-type="string">
            <text:p>dauc gutt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1</text:p>
          </table:table-cell>
          <table:table-cell office:value-type="string">
            <text:p>side curv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11</text:p>
          </table:table-cell>
          <table:table-cell office:value-type="string">
            <text:p>anth rigi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11</text:p>
          </table:table-cell>
          <table:table-cell office:value-type="string">
            <text:p>psil incu</text:p>
          </table:table-cell>
          <table:table-cell office:value-type="string">
            <text:p>hl</text:p>
          </table:table-cell>
          <table:table-cell office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>
            <text:p>cr11</text:p>
          </table:table-cell>
          <table:table-cell office:value-type="string">
            <text:p>hyos scab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11</text:p>
          </table:table-cell>
          <table:table-cell office:value-type="string">
            <text:p>ajug iva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1</text:p>
          </table:table-cell>
          <table:table-cell office:value-type="string">
            <text:p>euph pepl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1</text:p>
          </table:table-cell>
          <table:table-cell office:value-type="string">
            <text:p>camp erin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1</text:p>
          </table:table-cell>
          <table:table-cell office:value-type="string">
            <text:p>crep pusi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11</text:p>
          </table:table-cell>
          <table:table-cell office:value-type="string">
            <text:p>plan albi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11</text:p>
          </table:table-cell>
          <table:table-cell office:value-type="string">
            <text:p>phle cryp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1</text:p>
          </table:table-cell>
          <table:table-cell office:value-type="string">
            <text:p>rume buce buce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1</text:p>
          </table:table-cell>
          <table:table-cell office:value-type="string">
            <text:p>medi mons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11</text:p>
          </table:table-cell>
          <table:table-cell office:value-type="string">
            <text:p>limo echi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11</text:p>
          </table:table-cell>
          <table:table-cell office:value-type="string">
            <text:p>trif stel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11</text:p>
          </table:table-cell>
          <table:table-cell office:value-type="string">
            <text:p>vale disc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11</text:p>
          </table:table-cell>
          <table:table-cell office:value-type="string">
            <text:p>erod cicu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11</text:p>
          </table:table-cell>
          <table:table-cell office:value-type="string">
            <text:p>poly tetr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13</text:p>
          </table:table-cell>
          <table:table-cell office:value-type="string">
            <text:p>anth rigi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13</text:p>
          </table:table-cell>
          <table:table-cell office:value-type="string">
            <text:p>crep cret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3</text:p>
          </table:table-cell>
          <table:table-cell office:value-type="string">
            <text:p>rost cris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13</text:p>
          </table:table-cell>
          <table:table-cell office:value-type="string">
            <text:p>plan lago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13</text:p>
          </table:table-cell>
          <table:table-cell office:value-type="string">
            <text:p>cras alta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13</text:p>
          </table:table-cell>
          <table:table-cell office:value-type="string">
            <text:p>medi mons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3</text:p>
          </table:table-cell>
          <table:table-cell office:value-type="string">
            <text:p>camp erin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3</text:p>
          </table:table-cell>
          <table:table-cell office:value-type="string">
            <text:p>vulp myur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13</text:p>
          </table:table-cell>
          <table:table-cell office:value-type="string">
            <text:p>erod cicu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13</text:p>
          </table:table-cell>
          <table:table-cell office:value-type="string">
            <text:p>poly tetr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13</text:p>
          </table:table-cell>
          <table:table-cell office:value-type="string">
            <text:p>hedy raga tuba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3</text:p>
          </table:table-cell>
          <table:table-cell office:value-type="string">
            <text:p>crep pusi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string">
            <text:p>cr13</text:p>
          </table:table-cell>
          <table:table-cell office:value-type="string">
            <text:p>vail hisp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3</text:p>
          </table:table-cell>
          <table:table-cell office:value-type="string">
            <text:p>leon tube</text:p>
          </table:table-cell>
          <table:table-cell office:value-type="string">
            <text:p>hl</text:p>
          </table:table-cell>
          <table:table-cell office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>
            <text:p>cr13</text:p>
          </table:table-cell>
          <table:table-cell office:value-type="string">
            <text:p>gera moll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3</text:p>
          </table:table-cell>
          <table:table-cell office:value-type="string">
            <text:p>euph pepl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3</text:p>
          </table:table-cell>
          <table:table-cell office:value-type="string">
            <text:p>cent pulc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13</text:p>
          </table:table-cell>
          <table:table-cell office:value-type="string">
            <text:p>cusc spec ies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13</text:p>
          </table:table-cell>
          <table:table-cell office:value-type="string">
            <text:p>gali mura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13</text:p>
          </table:table-cell>
          <table:table-cell office:value-type="string">
            <text:p>psil incu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3</text:p>
          </table:table-cell>
          <table:table-cell office:value-type="string">
            <text:p>vulp cil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3</text:p>
          </table:table-cell>
          <table:table-cell office:value-type="string">
            <text:p>adon cret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13</text:p>
          </table:table-cell>
          <table:table-cell office:value-type="string">
            <text:p>lagu ovat slat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13</text:p>
          </table:table-cell>
          <table:table-cell office:value-type="string">
            <text:p>trif suff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13</text:p>
          </table:table-cell>
          <table:table-cell office:value-type="string">
            <text:p>fila pyra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3</text:p>
          </table:table-cell>
          <table:table-cell office:value-type="string">
            <text:p>plan veld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3</text:p>
          </table:table-cell>
          <table:table-cell office:value-type="string">
            <text:p>crep cret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4</text:p>
          </table:table-cell>
          <table:table-cell office:value-type="string">
            <text:p>gera moll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4</text:p>
          </table:table-cell>
          <table:table-cell office:value-type="string">
            <text:p>plan lago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14</text:p>
          </table:table-cell>
          <table:table-cell office:value-type="string">
            <text:p>crep cret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cr14</text:p>
          </table:table-cell>
          <table:table-cell office:value-type="string">
            <text:p>gali mura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14</text:p>
          </table:table-cell>
          <table:table-cell office:value-type="string">
            <text:p>trif suff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4</text:p>
          </table:table-cell>
          <table:table-cell office:value-type="string">
            <text:p>anag arve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4</text:p>
          </table:table-cell>
          <table:table-cell office:value-type="string">
            <text:p>side curv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4</text:p>
          </table:table-cell>
          <table:table-cell office:value-type="string">
            <text:p>vale spec ies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14</text:p>
          </table:table-cell>
          <table:table-cell office:value-type="string">
            <text:p>rost cris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14</text:p>
          </table:table-cell>
          <table:table-cell office:value-type="string">
            <text:p>psil incu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4</text:p>
          </table:table-cell>
          <table:table-cell office:value-type="string">
            <text:p>camp erin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4</text:p>
          </table:table-cell>
          <table:table-cell office:value-type="string">
            <text:p>medi mons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4</text:p>
          </table:table-cell>
          <table:table-cell office:value-type="string">
            <text:p>bupl gaud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14</text:p>
          </table:table-cell>
          <table:table-cell office:value-type="string">
            <text:p>lago cum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4</text:p>
          </table:table-cell>
          <table:table-cell office:value-type="string">
            <text:p>cras alta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4</text:p>
          </table:table-cell>
          <table:table-cell office:value-type="string">
            <text:p>hypo arch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14</text:p>
          </table:table-cell>
          <table:table-cell office:value-type="string">
            <text:p>sher arve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4</text:p>
          </table:table-cell>
          <table:table-cell office:value-type="string">
            <text:p>vulp cil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4</text:p>
          </table:table-cell>
          <table:table-cell office:value-type="string">
            <text:p>hedy raga tuba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7</text:p>
          </table:table-cell>
          <table:table-cell office:value-type="string">
            <text:p>plan veld</text:p>
          </table:table-cell>
          <table:table-cell office:value-type="string">
            <text:p>hl</text:p>
          </table:table-cell>
          <table:table-cell office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>
            <text:p>cr17</text:p>
          </table:table-cell>
          <table:table-cell office:value-type="string">
            <text:p>fila cret aris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7</text:p>
          </table:table-cell>
          <table:table-cell office:value-type="string">
            <text:p>anag arve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7</text:p>
          </table:table-cell>
          <table:table-cell office:value-type="string">
            <text:p>cras alta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17</text:p>
          </table:table-cell>
          <table:table-cell office:value-type="string">
            <text:p>phle cryp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7</text:p>
          </table:table-cell>
          <table:table-cell office:value-type="string">
            <text:p>erod cicu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17</text:p>
          </table:table-cell>
          <table:table-cell office:value-type="string">
            <text:p>sper dian</text:p>
          </table:table-cell>
          <table:table-cell office:value-type="string">
            <text:p>hl</text:p>
          </table:table-cell>
          <table:table-cell office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>
            <text:p>cr17</text:p>
          </table:table-cell>
          <table:table-cell office:value-type="string">
            <text:p>rost cris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7</text:p>
          </table:table-cell>
          <table:table-cell office:value-type="string">
            <text:p>cent tenu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9</text:p>
          </table:table-cell>
          <table:table-cell office:value-type="string">
            <text:p>pall spin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9</text:p>
          </table:table-cell>
          <table:table-cell office:value-type="string">
            <text:p>papa rhoe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19</text:p>
          </table:table-cell>
          <table:table-cell office:value-type="string">
            <text:p>crep cret</text:p>
          </table:table-cell>
          <table:table-cell office:value-type="string">
            <text:p>hl</text:p>
          </table:table-cell>
          <table:table-cell office:value-type="string">
            <text:p>2m</text:p>
          </table:table-cell>
          <table:table-cell table:number-columns-repeated="1020"/>
        </table:table-row>
        <table:table-row table:style-name="ro1">
          <table:table-cell office:value-type="string">
            <text:p>cr19</text:p>
          </table:table-cell>
          <table:table-cell office:value-type="string">
            <text:p>crep comm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19</text:p>
          </table:table-cell>
          <table:table-cell office:value-type="string">
            <text:p>lotu orn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9</text:p>
          </table:table-cell>
          <table:table-cell office:value-type="string">
            <text:p>lotu pere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9</text:p>
          </table:table-cell>
          <table:table-cell office:value-type="string">
            <text:p>brom madr haus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19</text:p>
          </table:table-cell>
          <table:table-cell office:value-type="string">
            <text:p>anag arve</text:p>
          </table:table-cell>
          <table:table-cell office:value-type="string">
            <text:p>hl</text:p>
          </table:table-cell>
          <table:table-cell office:value-type="string">
            <text:p>2m</text:p>
          </table:table-cell>
          <table:table-cell table:number-columns-repeated="1020"/>
        </table:table-row>
        <table:table-row table:style-name="ro1">
          <table:table-cell office:value-type="string">
            <text:p>cr19</text:p>
          </table:table-cell>
          <table:table-cell office:value-type="string">
            <text:p>musc como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19</text:p>
          </table:table-cell>
          <table:table-cell office:value-type="string">
            <text:p>gleb coro disc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9</text:p>
          </table:table-cell>
          <table:table-cell office:value-type="string">
            <text:p>gera rotu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9</text:p>
          </table:table-cell>
          <table:table-cell office:value-type="string">
            <text:p>erod mala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9</text:p>
          </table:table-cell>
          <table:table-cell office:value-type="string">
            <text:p>tori nodo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9</text:p>
          </table:table-cell>
          <table:table-cell office:value-type="string">
            <text:p>anem coro cyan</text:p>
          </table:table-cell>
          <table:table-cell office:value-type="string">
            <text:p>hl</text:p>
          </table:table-cell>
          <table:table-cell office:value-type="string">
            <text:p>2m</text:p>
          </table:table-cell>
          <table:table-cell table:number-columns-repeated="1020"/>
        </table:table-row>
        <table:table-row table:style-name="ro1">
          <table:table-cell office:value-type="string">
            <text:p>cr19</text:p>
          </table:table-cell>
          <table:table-cell office:value-type="string">
            <text:p>medi orb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9</text:p>
          </table:table-cell>
          <table:table-cell office:value-type="string">
            <text:p>camp erin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9</text:p>
          </table:table-cell>
          <table:table-cell office:value-type="string">
            <text:p>sonc oler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19</text:p>
          </table:table-cell>
          <table:table-cell office:value-type="string">
            <text:p>gali mura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19</text:p>
          </table:table-cell>
          <table:table-cell office:value-type="string">
            <text:p>hipp bifl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9</text:p>
          </table:table-cell>
          <table:table-cell office:value-type="string">
            <text:p>vail hisp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9</text:p>
          </table:table-cell>
          <table:table-cell office:value-type="string">
            <text:p>trif poly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9</text:p>
          </table:table-cell>
          <table:table-cell office:value-type="string">
            <text:p>trif camp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9</text:p>
          </table:table-cell>
          <table:table-cell office:value-type="string">
            <text:p>sagi apet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19</text:p>
          </table:table-cell>
          <table:table-cell office:value-type="string">
            <text:p>sile vulg macr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9</text:p>
          </table:table-cell>
          <table:table-cell office:value-type="string">
            <text:p>plan lago</text:p>
          </table:table-cell>
          <table:table-cell office:value-type="string">
            <text:p>hl</text:p>
          </table:table-cell>
          <table:table-cell office:value-type="string">
            <text:p>2m</text:p>
          </table:table-cell>
          <table:table-cell table:number-columns-repeated="1020"/>
        </table:table-row>
        <table:table-row table:style-name="ro1">
          <table:table-cell office:value-type="string">
            <text:p>cr19</text:p>
          </table:table-cell>
          <table:table-cell office:value-type="string">
            <text:p>phag grae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9</text:p>
          </table:table-cell>
          <table:table-cell office:value-type="string">
            <text:p>glad ital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9</text:p>
          </table:table-cell>
          <table:table-cell office:value-type="string">
            <text:p>conv alth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9</text:p>
          </table:table-cell>
          <table:table-cell office:value-type="string">
            <text:p>rost cris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9</text:p>
          </table:table-cell>
          <table:table-cell office:value-type="string">
            <text:p>aven barb barb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19</text:p>
          </table:table-cell>
          <table:table-cell office:value-type="string">
            <text:p>cata rig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9</text:p>
          </table:table-cell>
          <table:table-cell office:value-type="string">
            <text:p>pall spin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9</text:p>
          </table:table-cell>
          <table:table-cell office:value-type="string">
            <text:p>vulp myur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9</text:p>
          </table:table-cell>
          <table:table-cell office:value-type="string">
            <text:p>astr hamo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9</text:p>
          </table:table-cell>
          <table:table-cell office:value-type="string">
            <text:p>card pycn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9</text:p>
          </table:table-cell>
          <table:table-cell office:value-type="string">
            <text:p>teli cyno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19</text:p>
          </table:table-cell>
          <table:table-cell office:value-type="string">
            <text:p>side curv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9</text:p>
          </table:table-cell>
          <table:table-cell office:value-type="string">
            <text:p>medi poly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19</text:p>
          </table:table-cell>
          <table:table-cell office:value-type="string">
            <text:p>malv parv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9</text:p>
          </table:table-cell>
          <table:table-cell office:value-type="string">
            <text:p>uros picr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9</text:p>
          </table:table-cell>
          <table:table-cell office:value-type="string">
            <text:p>verb sinn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19</text:p>
          </table:table-cell>
          <table:table-cell office:value-type="string">
            <text:p>tord apul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9</text:p>
          </table:table-cell>
          <table:table-cell office:value-type="string">
            <text:p>leon tube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0</text:p>
          </table:table-cell>
          <table:table-cell office:value-type="string">
            <text:p>gage grae</text:p>
          </table:table-cell>
          <table:table-cell office:value-type="string">
            <text:p>hl</text:p>
          </table:table-cell>
          <table:table-cell office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>
            <text:p>cr20</text:p>
          </table:table-cell>
          <table:table-cell office:value-type="string">
            <text:p>ranu asia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0</text:p>
          </table:table-cell>
          <table:table-cell office:value-type="string">
            <text:p>musc como</text:p>
          </table:table-cell>
          <table:table-cell office:value-type="string">
            <text:p>hl</text:p>
          </table:table-cell>
          <table:table-cell office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>
            <text:p>cr20</text:p>
          </table:table-cell>
          <table:table-cell office:value-type="string">
            <text:p>hyme circ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0</text:p>
          </table:table-cell>
          <table:table-cell office:value-type="string">
            <text:p>salv verb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0</text:p>
          </table:table-cell>
          <table:table-cell office:value-type="string">
            <text:p>micr nerv</text:p>
          </table:table-cell>
          <table:table-cell office:value-type="string">
            <text:p>hl</text:p>
          </table:table-cell>
          <table:table-cell office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>
            <text:p>cr20</text:p>
          </table:table-cell>
          <table:table-cell office:value-type="string">
            <text:p>sang mino slat</text:p>
          </table:table-cell>
          <table:table-cell office:value-type="string">
            <text:p>hl</text:p>
          </table:table-cell>
          <table:table-cell office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>
            <text:p>cr20</text:p>
          </table:table-cell>
          <table:table-cell office:value-type="string">
            <text:p>trif stel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0</text:p>
          </table:table-cell>
          <table:table-cell office:value-type="string">
            <text:p>leon tube</text:p>
          </table:table-cell>
          <table:table-cell office:value-type="string">
            <text:p>hl</text:p>
          </table:table-cell>
          <table:table-cell office:value-type="string">
            <text:p>2m</text:p>
          </table:table-cell>
          <table:table-cell table:number-columns-repeated="1020"/>
        </table:table-row>
        <table:table-row table:style-name="ro1">
          <table:table-cell office:value-type="string">
            <text:p>cr20</text:p>
          </table:table-cell>
          <table:table-cell office:value-type="string">
            <text:p>anag arve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0</text:p>
          </table:table-cell>
          <table:table-cell office:value-type="string">
            <text:p>medi trun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0</text:p>
          </table:table-cell>
          <table:table-cell office:value-type="string">
            <text:p>gali mura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0</text:p>
          </table:table-cell>
          <table:table-cell office:value-type="string">
            <text:p>fila cont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0</text:p>
          </table:table-cell>
          <table:table-cell office:value-type="string">
            <text:p>carl grae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0</text:p>
          </table:table-cell>
          <table:table-cell office:value-type="string">
            <text:p>cent tenu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0</text:p>
          </table:table-cell>
          <table:table-cell office:value-type="string">
            <text:p>anem coro cyan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0</text:p>
          </table:table-cell>
          <table:table-cell office:value-type="string">
            <text:p>plan lago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0</text:p>
          </table:table-cell>
          <table:table-cell office:value-type="string">
            <text:p>medi poly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0</text:p>
          </table:table-cell>
          <table:table-cell office:value-type="string">
            <text:p>vulp myur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0</text:p>
          </table:table-cell>
          <table:table-cell office:value-type="string">
            <text:p>astr pel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0</text:p>
          </table:table-cell>
          <table:table-cell office:value-type="string">
            <text:p>cata rig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0</text:p>
          </table:table-cell>
          <table:table-cell office:value-type="string">
            <text:p>ranu bull cyth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0</text:p>
          </table:table-cell>
          <table:table-cell office:value-type="string">
            <text:p>vail hisp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0</text:p>
          </table:table-cell>
          <table:table-cell office:value-type="string">
            <text:p>lagu ovat slat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0</text:p>
          </table:table-cell>
          <table:table-cell office:value-type="string">
            <text:p>poa bulb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0</text:p>
          </table:table-cell>
          <table:table-cell office:value-type="string">
            <text:p>loli rig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0</text:p>
          </table:table-cell>
          <table:table-cell office:value-type="string">
            <text:p>stip cape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0</text:p>
          </table:table-cell>
          <table:table-cell office:value-type="string">
            <text:p>euph pepl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0</text:p>
          </table:table-cell>
          <table:table-cell office:value-type="string">
            <text:p>dact glom hisp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0</text:p>
          </table:table-cell>
          <table:table-cell office:value-type="string">
            <text:p>glad ital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0</text:p>
          </table:table-cell>
          <table:table-cell office:value-type="string">
            <text:p>brom fasc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0</text:p>
          </table:table-cell>
          <table:table-cell office:value-type="string">
            <text:p>cata rigi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0</text:p>
          </table:table-cell>
          <table:table-cell office:value-type="string">
            <text:p>erod mala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0</text:p>
          </table:table-cell>
          <table:table-cell office:value-type="string">
            <text:p>aven barb barb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0</text:p>
          </table:table-cell>
          <table:table-cell office:value-type="string">
            <text:p>crep cret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0</text:p>
          </table:table-cell>
          <table:table-cell office:value-type="string">
            <text:p>hipp bifl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0</text:p>
          </table:table-cell>
          <table:table-cell office:value-type="string">
            <text:p>more sisy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0</text:p>
          </table:table-cell>
          <table:table-cell office:value-type="string">
            <text:p>pall spin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0</text:p>
          </table:table-cell>
          <table:table-cell office:value-type="string">
            <text:p>vero arve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0</text:p>
          </table:table-cell>
          <table:table-cell office:value-type="string">
            <text:p>astr hamo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0</text:p>
          </table:table-cell>
          <table:table-cell office:value-type="string">
            <text:p>onon moll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0</text:p>
          </table:table-cell>
          <table:table-cell office:value-type="string">
            <text:p>trif camp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0</text:p>
          </table:table-cell>
          <table:table-cell office:value-type="string">
            <text:p>plan alb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1</text:p>
          </table:table-cell>
          <table:table-cell office:value-type="string">
            <text:p>gleb coro disc</text:p>
          </table:table-cell>
          <table:table-cell office:value-type="string">
            <text:p>hl</text:p>
          </table:table-cell>
          <table:table-cell office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>
            <text:p>cr21</text:p>
          </table:table-cell>
          <table:table-cell office:value-type="string">
            <text:p>tyrm leuc</text:p>
          </table:table-cell>
          <table:table-cell office:value-type="string">
            <text:p>hl</text:p>
          </table:table-cell>
          <table:table-cell office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>
            <text:p>cr21</text:p>
          </table:table-cell>
          <table:table-cell office:value-type="string">
            <text:p>musc como</text:p>
          </table:table-cell>
          <table:table-cell office:value-type="string">
            <text:p>hl</text:p>
          </table:table-cell>
          <table:table-cell office:value-type="string">
            <text:p>2m</text:p>
          </table:table-cell>
          <table:table-cell table:number-columns-repeated="1020"/>
        </table:table-row>
        <table:table-row table:style-name="ro1">
          <table:table-cell office:value-type="string">
            <text:p>cr21</text:p>
          </table:table-cell>
          <table:table-cell office:value-type="string">
            <text:p>tord apul</text:p>
          </table:table-cell>
          <table:table-cell office:value-type="string">
            <text:p>hl</text:p>
          </table:table-cell>
          <table:table-cell office:value-type="string">
            <text:p>2m</text:p>
          </table:table-cell>
          <table:table-cell table:number-columns-repeated="1020"/>
        </table:table-row>
        <table:table-row table:style-name="ro1">
          <table:table-cell office:value-type="string">
            <text:p>cr21</text:p>
          </table:table-cell>
          <table:table-cell office:value-type="string">
            <text:p>secu secu</text:p>
          </table:table-cell>
          <table:table-cell office:value-type="string">
            <text:p>hl</text:p>
          </table:table-cell>
          <table:table-cell office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>
            <text:p>cr21</text:p>
          </table:table-cell>
          <table:table-cell office:value-type="string">
            <text:p>linu spec ies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bienne or strictum</text:p>
          </table:table-cell>
          <table:table-cell table:number-columns-repeated="1019"/>
        </table:table-row>
        <table:table-row table:style-name="ro1">
          <table:table-cell office:value-type="string">
            <text:p>cr21</text:p>
          </table:table-cell>
          <table:table-cell office:value-type="string">
            <text:p>anag arve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1</text:p>
          </table:table-cell>
          <table:table-cell office:value-type="string">
            <text:p>hypo arch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1</text:p>
          </table:table-cell>
          <table:table-cell office:value-type="string">
            <text:p>medi trun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1</text:p>
          </table:table-cell>
          <table:table-cell office:value-type="string">
            <text:p>tori nodo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1</text:p>
          </table:table-cell>
          <table:table-cell office:value-type="string">
            <text:p>leon tube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1</text:p>
          </table:table-cell>
          <table:table-cell office:value-type="string">
            <text:p>plan lago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1</text:p>
          </table:table-cell>
          <table:table-cell office:value-type="string">
            <text:p>astr hamo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1</text:p>
          </table:table-cell>
          <table:table-cell office:value-type="string">
            <text:p>dauc gutt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1</text:p>
          </table:table-cell>
          <table:table-cell office:value-type="string">
            <text:p>scor muri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1</text:p>
          </table:table-cell>
          <table:table-cell office:value-type="string">
            <text:p>uros picr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1</text:p>
          </table:table-cell>
          <table:table-cell office:value-type="string">
            <text:p>medi orbi</text:p>
          </table:table-cell>
          <table:table-cell office:value-type="string">
            <text:p>hl</text:p>
          </table:table-cell>
          <table:table-cell office:value-type="string">
            <text:p>2m</text:p>
          </table:table-cell>
          <table:table-cell table:number-columns-repeated="1020"/>
        </table:table-row>
        <table:table-row table:style-name="ro1">
          <table:table-cell office:value-type="string">
            <text:p>cr21</text:p>
          </table:table-cell>
          <table:table-cell office:value-type="string">
            <text:p>aven barb wist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1</text:p>
          </table:table-cell>
          <table:table-cell office:value-type="string">
            <text:p>lago cumi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1</text:p>
          </table:table-cell>
          <table:table-cell office:value-type="string">
            <text:p>sonc oler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1</text:p>
          </table:table-cell>
          <table:table-cell office:value-type="string">
            <text:p>onob capu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1</text:p>
          </table:table-cell>
          <table:table-cell office:value-type="string">
            <text:p>carl grae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1</text:p>
          </table:table-cell>
          <table:table-cell office:value-type="string">
            <text:p>rost cris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1</text:p>
          </table:table-cell>
          <table:table-cell office:value-type="string">
            <text:p>more sisy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1</text:p>
          </table:table-cell>
          <table:table-cell office:value-type="string">
            <text:p>onon visc brev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1</text:p>
          </table:table-cell>
          <table:table-cell office:value-type="string">
            <text:p>trag porr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1</text:p>
          </table:table-cell>
          <table:table-cell office:value-type="string">
            <text:p>hedy raga mons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1</text:p>
          </table:table-cell>
          <table:table-cell office:value-type="string">
            <text:p>hipp bifl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1</text:p>
          </table:table-cell>
          <table:table-cell office:value-type="string">
            <text:p>gage grae</text:p>
          </table:table-cell>
          <table:table-cell office:value-type="string">
            <text:p>hl</text:p>
          </table:table-cell>
          <table:table-cell office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>
            <text:p>cr21</text:p>
          </table:table-cell>
          <table:table-cell office:value-type="string">
            <text:p>cusc pale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1</text:p>
          </table:table-cell>
          <table:table-cell office:value-type="string">
            <text:p>gali mura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1</text:p>
          </table:table-cell>
          <table:table-cell office:value-type="string">
            <text:p>vail hisp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1</text:p>
          </table:table-cell>
          <table:table-cell office:value-type="string">
            <text:p>erod mala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21</text:p>
          </table:table-cell>
          <table:table-cell office:value-type="string">
            <text:p>nedi poly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1</text:p>
          </table:table-cell>
          <table:table-cell office:value-type="string">
            <text:p>camp erin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1</text:p>
          </table:table-cell>
          <table:table-cell office:value-type="string">
            <text:p>medi mons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1</text:p>
          </table:table-cell>
          <table:table-cell office:value-type="string">
            <text:p>malv parv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1</text:p>
          </table:table-cell>
          <table:table-cell office:value-type="string">
            <text:p>cata rig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1</text:p>
          </table:table-cell>
          <table:table-cell office:value-type="string">
            <text:p>brom madr haus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1</text:p>
          </table:table-cell>
          <table:table-cell office:value-type="string">
            <text:p>lotu pere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1</text:p>
          </table:table-cell>
          <table:table-cell office:value-type="string">
            <text:p>astr pel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1</text:p>
          </table:table-cell>
          <table:table-cell office:value-type="string">
            <text:p>aven ster ludo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1</text:p>
          </table:table-cell>
          <table:table-cell office:value-type="string">
            <text:p>hyme circ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1</text:p>
          </table:table-cell>
          <table:table-cell office:value-type="string">
            <text:p>fila pyra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1</text:p>
          </table:table-cell>
          <table:table-cell office:value-type="string">
            <text:p>erod grui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21</text:p>
          </table:table-cell>
          <table:table-cell office:value-type="string">
            <text:p>brom inte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21</text:p>
          </table:table-cell>
          <table:table-cell office:value-type="string">
            <text:p>anem coro cyan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1</text:p>
          </table:table-cell>
          <table:table-cell office:value-type="string">
            <text:p>phal mino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1</text:p>
          </table:table-cell>
          <table:table-cell office:value-type="string">
            <text:p>vulp myur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1</text:p>
          </table:table-cell>
          <table:table-cell office:value-type="string">
            <text:p>lotu edul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1</text:p>
          </table:table-cell>
          <table:table-cell office:value-type="string">
            <text:p>vero arve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8</text:p>
          </table:table-cell>
          <table:table-cell office:value-type="string">
            <text:p>tymb capi</text:p>
          </table:table-cell>
          <table:table-cell office:value-type="string">
            <text:p>hl</text:p>
          </table:table-cell>
          <table:table-cell office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>
            <text:p>cr18</text:p>
          </table:table-cell>
          <table:table-cell office:value-type="string">
            <text:p>satu tymb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8</text:p>
          </table:table-cell>
          <table:table-cell office:value-type="string">
            <text:p>juni phoe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8</text:p>
          </table:table-cell>
          <table:table-cell office:value-type="string">
            <text:p>pist lent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8</text:p>
          </table:table-cell>
          <table:table-cell office:value-type="string">
            <text:p>maru vulg</text:p>
          </table:table-cell>
          <table:table-cell office:value-type="string">
            <text:p>hl</text:p>
          </table:table-cell>
          <table:table-cell office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>
            <text:p>cr18</text:p>
          </table:table-cell>
          <table:table-cell office:value-type="string">
            <text:p>pipt mili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18</text:p>
          </table:table-cell>
          <table:table-cell office:value-type="string">
            <text:p>verb sinn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18</text:p>
          </table:table-cell>
          <table:table-cell office:value-type="string">
            <text:p>sonc oler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18</text:p>
          </table:table-cell>
          <table:table-cell office:value-type="string">
            <text:p>aven barb wist</text:p>
          </table:table-cell>
          <table:table-cell office:value-type="string">
            <text:p>hl</text:p>
          </table:table-cell>
          <table:table-cell office:value-type="string">
            <text:p>2m</text:p>
          </table:table-cell>
          <table:table-cell table:number-columns-repeated="1020"/>
        </table:table-row>
        <table:table-row table:style-name="ro1">
          <table:table-cell office:value-type="string">
            <text:p>cr18</text:p>
          </table:table-cell>
          <table:table-cell office:value-type="string">
            <text:p>card pycn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8</text:p>
          </table:table-cell>
          <table:table-cell office:value-type="string">
            <text:p>carl grae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8</text:p>
          </table:table-cell>
          <table:table-cell office:value-type="string">
            <text:p>tori nodo</text:p>
          </table:table-cell>
          <table:table-cell office:value-type="string">
            <text:p>hl</text:p>
          </table:table-cell>
          <table:table-cell office:value-type="string">
            <text:p>2m</text:p>
          </table:table-cell>
          <table:table-cell table:number-columns-repeated="1020"/>
        </table:table-row>
        <table:table-row table:style-name="ro1">
          <table:table-cell office:value-type="string">
            <text:p>cr18</text:p>
          </table:table-cell>
          <table:table-cell office:value-type="string">
            <text:p>sarc spin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8</text:p>
          </table:table-cell>
          <table:table-cell office:value-type="string">
            <text:p>anag arve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18</text:p>
          </table:table-cell>
          <table:table-cell office:value-type="string">
            <text:p>gera purp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8</text:p>
          </table:table-cell>
          <table:table-cell office:value-type="string">
            <text:p>uros picr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18</text:p>
          </table:table-cell>
          <table:table-cell office:value-type="string">
            <text:p>micr nerv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8</text:p>
          </table:table-cell>
          <table:table-cell office:value-type="string">
            <text:p>papa rhoe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18</text:p>
          </table:table-cell>
          <table:table-cell office:value-type="string">
            <text:p>bisc didy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18</text:p>
          </table:table-cell>
          <table:table-cell office:value-type="string">
            <text:p>hypo arch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8</text:p>
          </table:table-cell>
          <table:table-cell office:value-type="string">
            <text:p>leon tube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8</text:p>
          </table:table-cell>
          <table:table-cell office:value-type="string">
            <text:p>medi tube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cr18</text:p>
          </table:table-cell>
          <table:table-cell office:value-type="string">
            <text:p>musc como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18</text:p>
          </table:table-cell>
          <table:table-cell office:value-type="string">
            <text:p>rume buce buce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18</text:p>
          </table:table-cell>
          <table:table-cell office:value-type="string">
            <text:p>fuma macr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18</text:p>
          </table:table-cell>
          <table:table-cell office:value-type="string">
            <text:p>euph pepl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18</text:p>
          </table:table-cell>
          <table:table-cell office:value-type="string">
            <text:p>phag grae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8</text:p>
          </table:table-cell>
          <table:table-cell office:value-type="string">
            <text:p>tord apul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18</text:p>
          </table:table-cell>
          <table:table-cell office:value-type="string">
            <text:p>echi aren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8</text:p>
          </table:table-cell>
          <table:table-cell office:value-type="string">
            <text:p>ger rotu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18</text:p>
          </table:table-cell>
          <table:table-cell office:value-type="string">
            <text:p>lotu cyt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8</text:p>
          </table:table-cell>
          <table:table-cell office:value-type="string">
            <text:p>onon moll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8</text:p>
          </table:table-cell>
          <table:table-cell office:value-type="string">
            <text:p>brom madr madr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18</text:p>
          </table:table-cell>
          <table:table-cell office:value-type="string">
            <text:p>lagu ovat slat</text:p>
          </table:table-cell>
          <table:table-cell office:value-type="string">
            <text:p>hl</text:p>
          </table:table-cell>
          <table:table-cell office:value-type="string">
            <text:p>2m</text:p>
          </table:table-cell>
          <table:table-cell table:number-columns-repeated="1020"/>
        </table:table-row>
        <table:table-row table:style-name="ro1">
          <table:table-cell office:value-type="string">
            <text:p>cr18</text:p>
          </table:table-cell>
          <table:table-cell office:value-type="string">
            <text:p>sedu litt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8</text:p>
          </table:table-cell>
          <table:table-cell office:value-type="string">
            <text:p>pari lusi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18</text:p>
          </table:table-cell>
          <table:table-cell office:value-type="string">
            <text:p>astr ramo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8</text:p>
          </table:table-cell>
          <table:table-cell office:value-type="string">
            <text:p>medi coro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8</text:p>
          </table:table-cell>
          <table:table-cell office:value-type="string">
            <text:p>rost cris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8</text:p>
          </table:table-cell>
          <table:table-cell office:value-type="string">
            <text:p>stip cape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18</text:p>
          </table:table-cell>
          <table:table-cell office:value-type="string">
            <text:p>lami ampl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18</text:p>
          </table:table-cell>
          <table:table-cell office:value-type="string">
            <text:p>trif stel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8</text:p>
          </table:table-cell>
          <table:table-cell office:value-type="string">
            <text:p>micr nerv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8</text:p>
          </table:table-cell>
          <table:table-cell office:value-type="string">
            <text:p>malv parv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8</text:p>
          </table:table-cell>
          <table:table-cell office:value-type="string">
            <text:p>vail hisp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18</text:p>
          </table:table-cell>
          <table:table-cell office:value-type="string">
            <text:p>hedy raga tuba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18</text:p>
          </table:table-cell>
          <table:table-cell office:value-type="string">
            <text:p>cata rig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8</text:p>
          </table:table-cell>
          <table:table-cell office:value-type="string">
            <text:p>brom fasc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8</text:p>
          </table:table-cell>
          <table:table-cell office:value-type="string">
            <text:p>medi trun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18</text:p>
          </table:table-cell>
          <table:table-cell office:value-type="string">
            <text:p>trif infa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18</text:p>
          </table:table-cell>
          <table:table-cell office:value-type="string">
            <text:p>hord lepo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2a</text:p>
          </table:table-cell>
          <table:table-cell office:value-type="string">
            <text:p>para incu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2a</text:p>
          </table:table-cell>
          <table:table-cell office:value-type="string">
            <text:p>phal para</text:p>
          </table:table-cell>
          <table:table-cell office:value-type="string">
            <text:p>hl</text:p>
          </table:table-cell>
          <table:table-cell office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>
            <text:p>cr22a</text:p>
          </table:table-cell>
          <table:table-cell office:value-type="string">
            <text:p>lyth hyso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2a</text:p>
          </table:table-cell>
          <table:table-cell office:value-type="string">
            <text:p>sper dian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2a</text:p>
          </table:table-cell>
          <table:table-cell office:value-type="string">
            <text:p>cent pulc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cf.</text:p>
          </table:table-cell>
          <table:table-cell table:number-columns-repeated="1019"/>
        </table:table-row>
        <table:table-row table:style-name="ro1">
          <table:table-cell office:value-type="string">
            <text:p>cr22a</text:p>
          </table:table-cell>
          <table:table-cell office:value-type="string">
            <text:p>plan veld</text:p>
          </table:table-cell>
          <table:table-cell office:value-type="string">
            <text:p>hl</text:p>
          </table:table-cell>
          <table:table-cell office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>
            <text:p>cr22a</text:p>
          </table:table-cell>
          <table:table-cell office:value-type="string">
            <text:p>scor mur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2a</text:p>
          </table:table-cell>
          <table:table-cell office:value-type="string">
            <text:p>junc bufo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2a</text:p>
          </table:table-cell>
          <table:table-cell office:value-type="string">
            <text:p>aizo hisp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2a</text:p>
          </table:table-cell>
          <table:table-cell office:value-type="string">
            <text:p>fran cory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office:value-type="string">
            <text:p>cf.</text:p>
          </table:table-cell>
          <table:table-cell table:number-columns-repeated="1019"/>
        </table:table-row>
        <table:table-row table:style-name="ro1">
          <table:table-cell office:value-type="string">
            <text:p>cr22a</text:p>
          </table:table-cell>
          <table:table-cell office:value-type="string">
            <text:p>chen mura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22a</text:p>
          </table:table-cell>
          <table:table-cell office:value-type="string">
            <text:p>anag arve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2b</text:p>
          </table:table-cell>
          <table:table-cell office:value-type="string">
            <text:p>phal coer</text:p>
          </table:table-cell>
          <table:table-cell office:value-type="string">
            <text:p>hl</text:p>
          </table:table-cell>
          <table:table-cell office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>
            <text:p>cr22b</text:p>
          </table:table-cell>
          <table:table-cell office:value-type="string">
            <text:p>gleb coro disc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2b</text:p>
          </table:table-cell>
          <table:table-cell office:value-type="string">
            <text:p>cent pulc</text:p>
          </table:table-cell>
          <table:table-cell office:value-type="string">
            <text:p>hl</text:p>
          </table:table-cell>
          <table:table-cell office:value-type="string">
            <text:p>2m</text:p>
          </table:table-cell>
          <table:table-cell table:number-columns-repeated="1020"/>
        </table:table-row>
        <table:table-row table:style-name="ro1">
          <table:table-cell office:value-type="string">
            <text:p>cr22b</text:p>
          </table:table-cell>
          <table:table-cell office:value-type="string">
            <text:p>phal mino</text:p>
          </table:table-cell>
          <table:table-cell office:value-type="string">
            <text:p>hl</text:p>
          </table:table-cell>
          <table:table-cell office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>
            <text:p>cr22b</text:p>
          </table:table-cell>
          <table:table-cell office:value-type="string">
            <text:p>scor muri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2b</text:p>
          </table:table-cell>
          <table:table-cell office:value-type="string">
            <text:p>anag arve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2b</text:p>
          </table:table-cell>
          <table:table-cell office:value-type="string">
            <text:p>trif camp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2b</text:p>
          </table:table-cell>
          <table:table-cell office:value-type="string">
            <text:p>trif tome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2b</text:p>
          </table:table-cell>
          <table:table-cell office:value-type="string">
            <text:p>phal para</text:p>
          </table:table-cell>
          <table:table-cell office:value-type="string">
            <text:p>hl</text:p>
          </table:table-cell>
          <table:table-cell office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>
            <text:p>cr22b</text:p>
          </table:table-cell>
          <table:table-cell office:value-type="string">
            <text:p>astr hamo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2b</text:p>
          </table:table-cell>
          <table:table-cell office:value-type="string">
            <text:p>plan veld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2b</text:p>
          </table:table-cell>
          <table:table-cell office:value-type="string">
            <text:p>sper dian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2b</text:p>
          </table:table-cell>
          <table:table-cell office:value-type="string">
            <text:p>glad ital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2b</text:p>
          </table:table-cell>
          <table:table-cell office:value-type="string">
            <text:p>trif tube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2b</text:p>
          </table:table-cell>
          <table:table-cell office:value-type="string">
            <text:p>lytr hyso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2b</text:p>
          </table:table-cell>
          <table:table-cell office:value-type="string">
            <text:p>meli indi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22b</text:p>
          </table:table-cell>
          <table:table-cell office:value-type="string">
            <text:p>lotu pere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2b</text:p>
          </table:table-cell>
          <table:table-cell office:value-type="string">
            <text:p>hedy spin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22b</text:p>
          </table:table-cell>
          <table:table-cell office:value-type="string">
            <text:p>medi poly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2b</text:p>
          </table:table-cell>
          <table:table-cell office:value-type="string">
            <text:p>junc bufo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3</text:p>
          </table:table-cell>
          <table:table-cell office:value-type="string">
            <text:p>cras vail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string">
            <text:p>cr23</text:p>
          </table:table-cell>
          <table:table-cell office:value-type="string">
            <text:p>junc bufo</text:p>
          </table:table-cell>
          <table:table-cell office:value-type="string">
            <text:p>hl</text:p>
          </table:table-cell>
          <table:table-cell office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>
            <text:p>cr23</text:p>
          </table:table-cell>
          <table:table-cell office:value-type="string">
            <text:p>plan lago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3</text:p>
          </table:table-cell>
          <table:table-cell office:value-type="string">
            <text:p>poa infr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4</text:p>
          </table:table-cell>
          <table:table-cell office:value-type="string">
            <text:p>tymb capi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4</text:p>
          </table:table-cell>
          <table:table-cell office:value-type="string">
            <text:p>caly vill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4</text:p>
          </table:table-cell>
          <table:table-cell office:value-type="string">
            <text:p>cirs cret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4</text:p>
          </table:table-cell>
          <table:table-cell office:value-type="string">
            <text:p>anag arve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cr24</text:p>
          </table:table-cell>
          <table:table-cell office:value-type="string">
            <text:p>miso oron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24</text:p>
          </table:table-cell>
          <table:table-cell office:value-type="string">
            <text:p>tyrm leuc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4</text:p>
          </table:table-cell>
          <table:table-cell office:value-type="string">
            <text:p>echi angu</text:p>
          </table:table-cell>
          <table:table-cell office:value-type="string">
            <text:p>hl</text:p>
          </table:table-cell>
          <table:table-cell office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>
            <text:p>cr24</text:p>
          </table:table-cell>
          <table:table-cell office:value-type="string">
            <text:p>asph ramo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4</text:p>
          </table:table-cell>
          <table:table-cell office:value-type="string">
            <text:p>picr raga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4</text:p>
          </table:table-cell>
          <table:table-cell office:value-type="string">
            <text:p>hirs inca</text:p>
          </table:table-cell>
          <table:table-cell office:value-type="string">
            <text:p>hl</text:p>
          </table:table-cell>
          <table:table-cell office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>
            <text:p>cr24</text:p>
          </table:table-cell>
          <table:table-cell office:value-type="string">
            <text:p>linu str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4</text:p>
          </table:table-cell>
          <table:table-cell office:value-type="string">
            <text:p>salv viri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4</text:p>
          </table:table-cell>
          <table:table-cell office:value-type="string">
            <text:p>pimp pere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4</text:p>
          </table:table-cell>
          <table:table-cell office:value-type="string">
            <text:p>tori nodo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4</text:p>
          </table:table-cell>
          <table:table-cell office:value-type="string">
            <text:p>brom inte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4</text:p>
          </table:table-cell>
          <table:table-cell office:value-type="string">
            <text:p>brom madr haus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4</text:p>
          </table:table-cell>
          <table:table-cell office:value-type="string">
            <text:p>sile noct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4</text:p>
          </table:table-cell>
          <table:table-cell office:value-type="string">
            <text:p>aven ster ludo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4</text:p>
          </table:table-cell>
          <table:table-cell office:value-type="string">
            <text:p>loli rigi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cr24</text:p>
          </table:table-cell>
          <table:table-cell office:value-type="string">
            <text:p>stip cape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4</text:p>
          </table:table-cell>
          <table:table-cell office:value-type="string">
            <text:p>rost cris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4</text:p>
          </table:table-cell>
          <table:table-cell office:value-type="string">
            <text:p>malv parv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4</text:p>
          </table:table-cell>
          <table:table-cell office:value-type="string">
            <text:p>sile colo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4</text:p>
          </table:table-cell>
          <table:table-cell office:value-type="string">
            <text:p>crep comm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4</text:p>
          </table:table-cell>
          <table:table-cell office:value-type="string">
            <text:p>lotu edul</text:p>
          </table:table-cell>
          <table:table-cell office:value-type="string">
            <text:p>hl</text:p>
          </table:table-cell>
          <table:table-cell office:value-type="string">
            <text:p>2m</text:p>
          </table:table-cell>
          <table:table-cell table:number-columns-repeated="1020"/>
        </table:table-row>
        <table:table-row table:style-name="ro1">
          <table:table-cell office:value-type="string">
            <text:p>cr24</text:p>
          </table:table-cell>
          <table:table-cell office:value-type="string">
            <text:p>lina pel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4</text:p>
          </table:table-cell>
          <table:table-cell office:value-type="string">
            <text:p>trip tetr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4</text:p>
          </table:table-cell>
          <table:table-cell office:value-type="string">
            <text:p>medi arab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4</text:p>
          </table:table-cell>
          <table:table-cell office:value-type="string">
            <text:p>petr dub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4</text:p>
          </table:table-cell>
          <table:table-cell office:value-type="string">
            <text:p>erod mala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4</text:p>
          </table:table-cell>
          <table:table-cell office:value-type="string">
            <text:p>poly tetr</text:p>
          </table:table-cell>
          <table:table-cell office:value-type="string">
            <text:p>hl</text:p>
          </table:table-cell>
          <table:table-cell office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>
            <text:p>cr24</text:p>
          </table:table-cell>
          <table:table-cell office:value-type="string">
            <text:p>crep cret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4</text:p>
          </table:table-cell>
          <table:table-cell office:value-type="string">
            <text:p>trif camp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4</text:p>
          </table:table-cell>
          <table:table-cell office:value-type="string">
            <text:p>aste stel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4</text:p>
          </table:table-cell>
          <table:table-cell office:value-type="string">
            <text:p>papa rhoe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4</text:p>
          </table:table-cell>
          <table:table-cell office:value-type="string">
            <text:p>brac dist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4</text:p>
          </table:table-cell>
          <table:table-cell office:value-type="string">
            <text:p>rume buce aega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4</text:p>
          </table:table-cell>
          <table:table-cell office:value-type="string">
            <text:p>tord apul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4</text:p>
          </table:table-cell>
          <table:table-cell office:value-type="string">
            <text:p>orob pube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24</text:p>
          </table:table-cell>
          <table:table-cell office:value-type="string">
            <text:p>chen mura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4</text:p>
          </table:table-cell>
          <table:table-cell office:value-type="string">
            <text:p>gera moll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>
            <text:p>cr24</text:p>
          </table:table-cell>
          <table:table-cell office:value-type="string">
            <text:p>mand offi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>
            <text:p>cr25</text:p>
          </table:table-cell>
          <table:table-cell office:value-type="string">
            <text:p>hirs inca</text:p>
          </table:table-cell>
          <table:table-cell office:value-type="string">
            <text:p>hl</text:p>
          </table:table-cell>
          <table:table-cell office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>
            <text:p>cr25</text:p>
          </table:table-cell>
          <table:table-cell office:value-type="string">
            <text:p>papa rhoe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5</text:p>
          </table:table-cell>
          <table:table-cell office:value-type="string">
            <text:p>stip cape</text:p>
          </table:table-cell>
          <table:table-cell office:value-type="string">
            <text:p>hl</text:p>
          </table:table-cell>
          <table:table-cell office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>
            <text:p>cr25</text:p>
          </table:table-cell>
          <table:table-cell office:value-type="string">
            <text:p>rost cris</text:p>
          </table:table-cell>
          <table:table-cell office:value-type="string">
            <text:p>hl</text:p>
          </table:table-cell>
          <table:table-cell office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>
            <text:p>cr25</text:p>
          </table:table-cell>
          <table:table-cell office:value-type="string">
            <text:p>tord apul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5</text:p>
          </table:table-cell>
          <table:table-cell office:value-type="string">
            <text:p>petr dubi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5</text:p>
          </table:table-cell>
          <table:table-cell office:value-type="string">
            <text:p>anth arve incr</text:p>
          </table:table-cell>
          <table:table-cell office:value-type="string">
            <text:p>hl</text:p>
          </table:table-cell>
          <table:table-cell office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>
            <text:p>cr25</text:p>
          </table:table-cell>
          <table:table-cell office:value-type="string">
            <text:p>trip tetr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5</text:p>
          </table:table-cell>
          <table:table-cell office:value-type="string">
            <text:p>side curv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5</text:p>
          </table:table-cell>
          <table:table-cell office:value-type="string">
            <text:p>trif camp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5</text:p>
          </table:table-cell>
          <table:table-cell office:value-type="string">
            <text:p>cras alta</text:p>
          </table:table-cell>
          <table:table-cell office:value-type="string">
            <text:p>hl</text:p>
          </table:table-cell>
          <table:table-cell office:value-type="string">
            <text:p>2m</text:p>
          </table:table-cell>
          <table:table-cell table:number-columns-repeated="1020"/>
        </table:table-row>
        <table:table-row table:style-name="ro1">
          <table:table-cell office:value-type="string">
            <text:p>cr25</text:p>
          </table:table-cell>
          <table:table-cell office:value-type="string">
            <text:p>trif infa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5</text:p>
          </table:table-cell>
          <table:table-cell office:value-type="string">
            <text:p>onob capu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5</text:p>
          </table:table-cell>
          <table:table-cell office:value-type="string">
            <text:p>rume buce buce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5</text:p>
          </table:table-cell>
          <table:table-cell office:value-type="string">
            <text:p>aren lept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5</text:p>
          </table:table-cell>
          <table:table-cell office:value-type="string">
            <text:p>astr pel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5</text:p>
          </table:table-cell>
          <table:table-cell office:value-type="string">
            <text:p>pimp pere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5</text:p>
          </table:table-cell>
          <table:table-cell office:value-type="string">
            <text:p>trif tome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5</text:p>
          </table:table-cell>
          <table:table-cell office:value-type="string">
            <text:p>hypo glab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5</text:p>
          </table:table-cell>
          <table:table-cell office:value-type="string">
            <text:p>anag arve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5</text:p>
          </table:table-cell>
          <table:table-cell office:value-type="string">
            <text:p>hyme circ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5</text:p>
          </table:table-cell>
          <table:table-cell office:value-type="string">
            <text:p>vulp cil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5</text:p>
          </table:table-cell>
          <table:table-cell office:value-type="string">
            <text:p>hypo arch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5</text:p>
          </table:table-cell>
          <table:table-cell office:value-type="string">
            <text:p>camp kreu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5</text:p>
          </table:table-cell>
          <table:table-cell office:value-type="string">
            <text:p>crep cret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5</text:p>
          </table:table-cell>
          <table:table-cell office:value-type="string">
            <text:p>plan veld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5</text:p>
          </table:table-cell>
          <table:table-cell office:value-type="string">
            <text:p>gali mura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5</text:p>
          </table:table-cell>
          <table:table-cell office:value-type="string">
            <text:p>dauc invo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5</text:p>
          </table:table-cell>
          <table:table-cell office:value-type="string">
            <text:p>lago cum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5</text:p>
          </table:table-cell>
          <table:table-cell office:value-type="string">
            <text:p>sedu litt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25</text:p>
          </table:table-cell>
          <table:table-cell office:value-type="string">
            <text:p>asph ramo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5</text:p>
          </table:table-cell>
          <table:table-cell office:value-type="string">
            <text:p>trif scab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5</text:p>
          </table:table-cell>
          <table:table-cell office:value-type="string">
            <text:p>lotu edul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5</text:p>
          </table:table-cell>
          <table:table-cell office:value-type="string">
            <text:p>carl grae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25</text:p>
          </table:table-cell>
          <table:table-cell office:value-type="string">
            <text:p>poly tetr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5</text:p>
          </table:table-cell>
          <table:table-cell office:value-type="string">
            <text:p>pall spin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25</text:p>
          </table:table-cell>
          <table:table-cell office:value-type="string">
            <text:p>plan afra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5</text:p>
          </table:table-cell>
          <table:table-cell office:value-type="string">
            <text:p>erod grui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25</text:p>
          </table:table-cell>
          <table:table-cell office:value-type="string">
            <text:p>crep comm</text:p>
          </table:table-cell>
          <table:table-cell office:value-type="string">
            <text:p>hl</text:p>
          </table:table-cell>
          <table:table-cell office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>
            <text:p>cr25</text:p>
          </table:table-cell>
          <table:table-cell office:value-type="string">
            <text:p>salv vir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5</text:p>
          </table:table-cell>
          <table:table-cell office:value-type="string">
            <text:p>medi orb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5</text:p>
          </table:table-cell>
          <table:table-cell office:value-type="string">
            <text:p>vero arve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euph cara</text:p>
          </table:table-cell>
          <table:table-cell office:value-type="string">
            <text:p>hl</text:p>
          </table:table-cell>
          <table:table-cell office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aspa aphy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tymb capi</text:p>
          </table:table-cell>
          <table:table-cell office:value-type="string">
            <text:p>hl</text:p>
          </table:table-cell>
          <table:table-cell office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asph ramo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sarc spin</text:p>
          </table:table-cell>
          <table:table-cell office:value-type="string">
            <text:p>hl</text:p>
          </table:table-cell>
          <table:table-cell office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char mari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carl grae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hirs inca</text:p>
          </table:table-cell>
          <table:table-cell office:value-type="string">
            <text:p>hl</text:p>
          </table:table-cell>
          <table:table-cell office:value-type="string">
            <text:p>2m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caly vill</text:p>
          </table:table-cell>
          <table:table-cell office:value-type="string">
            <text:p>hl</text:p>
          </table:table-cell>
          <table:table-cell office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aven barb barb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tord apul</text:p>
          </table:table-cell>
          <table:table-cell office:value-type="string">
            <text:p>hl</text:p>
          </table:table-cell>
          <table:table-cell office:value-type="string">
            <text:p>2m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crep cret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trif stel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crep comm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trif tome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salv vir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anag arve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briz max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plan afra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trif camp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gera moll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hyme circ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anth arve incr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aste stel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brom ster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meli grae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sher arve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aira eleg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cata rig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lago cum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side curv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plan veld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hord muri lepo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sile noct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lagu ovat slat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sile behe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onob capu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brom tect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vulp cil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hypo glab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hypo arch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trif nigr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rume buce buce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lotu edul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papa rhoe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trip tetr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rost cris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dauc invo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medi coro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dasy vill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hypa hirt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uros picr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pimp pere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scan pect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miso oron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aeth bulb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aren lept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astr hamo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poly tetr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tori nodo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malv cret cret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orob pube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brac dist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lath clym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stip cape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6</text:p>
          </table:table-cell>
          <table:table-cell office:value-type="string">
            <text:p>fila cret cret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28</text:p>
          </table:table-cell>
          <table:table-cell office:value-type="string">
            <text:p>stae frut</text:p>
          </table:table-cell>
          <table:table-cell office:value-type="string">
            <text:p>hl</text:p>
          </table:table-cell>
          <table:table-cell office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>
            <text:p>cr28</text:p>
          </table:table-cell>
          <table:table-cell office:value-type="string">
            <text:p>cent arge</text:p>
          </table:table-cell>
          <table:table-cell office:value-type="string">
            <text:p>hl</text:p>
          </table:table-cell>
          <table:table-cell office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>
            <text:p>cr28</text:p>
          </table:table-cell>
          <table:table-cell office:value-type="string">
            <text:p>scor cret</text:p>
          </table:table-cell>
          <table:table-cell office:value-type="string">
            <text:p>hl</text:p>
          </table:table-cell>
          <table:table-cell office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>
            <text:p>cr28</text:p>
          </table:table-cell>
          <table:table-cell office:value-type="string">
            <text:p>eben cret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8</text:p>
          </table:table-cell>
          <table:table-cell office:value-type="string">
            <text:p>hype jovi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8</text:p>
          </table:table-cell>
          <table:table-cell office:value-type="string">
            <text:p>petr pinn</text:p>
          </table:table-cell>
          <table:table-cell office:value-type="string">
            <text:p>hl</text:p>
          </table:table-cell>
          <table:table-cell office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>
            <text:p>cr28</text:p>
          </table:table-cell>
          <table:table-cell office:value-type="string">
            <text:p>euph acan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8</text:p>
          </table:table-cell>
          <table:table-cell office:value-type="string">
            <text:p>meli minu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8</text:p>
          </table:table-cell>
          <table:table-cell office:value-type="string">
            <text:p>pras maju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8</text:p>
          </table:table-cell>
          <table:table-cell office:value-type="string">
            <text:p>vale aser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8</text:p>
          </table:table-cell>
          <table:table-cell office:value-type="string">
            <text:p>aspe pube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1</text:p>
          </table:table-cell>
          <table:table-cell office:value-type="string">
            <text:p>picn acar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1</text:p>
          </table:table-cell>
          <table:table-cell office:value-type="string">
            <text:p>gleb coro disc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1</text:p>
          </table:table-cell>
          <table:table-cell office:value-type="string">
            <text:p>sile noct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31</text:p>
          </table:table-cell>
          <table:table-cell office:value-type="string">
            <text:p>trif nigr</text:p>
          </table:table-cell>
          <table:table-cell office:value-type="string">
            <text:p>hl</text:p>
          </table:table-cell>
          <table:table-cell office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>
            <text:p>cr31</text:p>
          </table:table-cell>
          <table:table-cell office:value-type="string">
            <text:p>sina alba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31</text:p>
          </table:table-cell>
          <table:table-cell office:value-type="string">
            <text:p>anag arve</text:p>
          </table:table-cell>
          <table:table-cell office:value-type="string">
            <text:p>hl</text:p>
          </table:table-cell>
          <table:table-cell office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>
            <text:p>cr31</text:p>
          </table:table-cell>
          <table:table-cell office:value-type="string">
            <text:p>medi mons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1</text:p>
          </table:table-cell>
          <table:table-cell office:value-type="string">
            <text:p>plan veld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1</text:p>
          </table:table-cell>
          <table:table-cell office:value-type="string">
            <text:p>plan afra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1</text:p>
          </table:table-cell>
          <table:table-cell office:value-type="string">
            <text:p>lotu orni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31</text:p>
          </table:table-cell>
          <table:table-cell office:value-type="string">
            <text:p>trif camp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31</text:p>
          </table:table-cell>
          <table:table-cell office:value-type="string">
            <text:p>cata rig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1</text:p>
          </table:table-cell>
          <table:table-cell office:value-type="string">
            <text:p>trif tome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31</text:p>
          </table:table-cell>
          <table:table-cell office:value-type="string">
            <text:p>medi poly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1</text:p>
          </table:table-cell>
          <table:table-cell office:value-type="string">
            <text:p>minu hybr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1</text:p>
          </table:table-cell>
          <table:table-cell office:value-type="string">
            <text:p>aren lept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1</text:p>
          </table:table-cell>
          <table:table-cell office:value-type="string">
            <text:p>raga stel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1</text:p>
          </table:table-cell>
          <table:table-cell office:value-type="string">
            <text:p>fila pyra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1</text:p>
          </table:table-cell>
          <table:table-cell office:value-type="string">
            <text:p>gali mura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31</text:p>
          </table:table-cell>
          <table:table-cell office:value-type="string">
            <text:p>brom madr haus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31</text:p>
          </table:table-cell>
          <table:table-cell office:value-type="string">
            <text:p>poly tetr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1</text:p>
          </table:table-cell>
          <table:table-cell office:value-type="string">
            <text:p>anth arve incr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1</text:p>
          </table:table-cell>
          <table:table-cell office:value-type="string">
            <text:p>eryn camp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31</text:p>
          </table:table-cell>
          <table:table-cell office:value-type="string">
            <text:p>vero arve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1</text:p>
          </table:table-cell>
          <table:table-cell office:value-type="string">
            <text:p>camp erin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1</text:p>
          </table:table-cell>
          <table:table-cell office:value-type="string">
            <text:p>cera glom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1</text:p>
          </table:table-cell>
          <table:table-cell office:value-type="string">
            <text:p>crep cret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1</text:p>
          </table:table-cell>
          <table:table-cell office:value-type="string">
            <text:p>aeth bulb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1</text:p>
          </table:table-cell>
          <table:table-cell office:value-type="string">
            <text:p>sonc oler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1</text:p>
          </table:table-cell>
          <table:table-cell office:value-type="string">
            <text:p>hypo arch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1</text:p>
          </table:table-cell>
          <table:table-cell office:value-type="string">
            <text:p>sene vulg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1</text:p>
          </table:table-cell>
          <table:table-cell office:value-type="string">
            <text:p>sile behe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1</text:p>
          </table:table-cell>
          <table:table-cell office:value-type="string">
            <text:p>rost cris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1</text:p>
          </table:table-cell>
          <table:table-cell office:value-type="string">
            <text:p>uros picr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1</text:p>
          </table:table-cell>
          <table:table-cell office:value-type="string">
            <text:p>kiks elat sieb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31</text:p>
          </table:table-cell>
          <table:table-cell office:value-type="string">
            <text:p>loli rig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1</text:p>
          </table:table-cell>
          <table:table-cell office:value-type="string">
            <text:p>glad ital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31</text:p>
          </table:table-cell>
          <table:table-cell office:value-type="string">
            <text:p>plan lago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1</text:p>
          </table:table-cell>
          <table:table-cell office:value-type="string">
            <text:p>aven ster ludo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1</text:p>
          </table:table-cell>
          <table:table-cell office:value-type="string">
            <text:p>hord muri lepo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1</text:p>
          </table:table-cell>
          <table:table-cell office:value-type="string">
            <text:p>lotu edul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1</text:p>
          </table:table-cell>
          <table:table-cell office:value-type="string">
            <text:p>pall spin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1</text:p>
          </table:table-cell>
          <table:table-cell office:value-type="string">
            <text:p>buni feru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1</text:p>
          </table:table-cell>
          <table:table-cell office:value-type="string">
            <text:p>brom inte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1</text:p>
          </table:table-cell>
          <table:table-cell office:value-type="string">
            <text:p>orob pube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32</text:p>
          </table:table-cell>
          <table:table-cell office:value-type="string">
            <text:p>vale muri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cf.</text:p>
          </table:table-cell>
          <table:table-cell table:number-columns-repeated="1019"/>
        </table:table-row>
        <table:table-row table:style-name="ro1">
          <table:table-cell office:value-type="string">
            <text:p>cr32</text:p>
          </table:table-cell>
          <table:table-cell office:value-type="string">
            <text:p>asph ramo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32</text:p>
          </table:table-cell>
          <table:table-cell office:value-type="string">
            <text:p>char mari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32</text:p>
          </table:table-cell>
          <table:table-cell office:value-type="string">
            <text:p>lamy cyna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32</text:p>
          </table:table-cell>
          <table:table-cell office:value-type="string">
            <text:p>cent idea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2</text:p>
          </table:table-cell>
          <table:table-cell office:value-type="string">
            <text:p>sher arve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32</text:p>
          </table:table-cell>
          <table:table-cell office:value-type="string">
            <text:p>poly venu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2</text:p>
          </table:table-cell>
          <table:table-cell office:value-type="string">
            <text:p>heli sal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2</text:p>
          </table:table-cell>
          <table:table-cell office:value-type="string">
            <text:p>plan afra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32</text:p>
          </table:table-cell>
          <table:table-cell office:value-type="string">
            <text:p>ranu palu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2</text:p>
          </table:table-cell>
          <table:table-cell office:value-type="string">
            <text:p>phlo frut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2</text:p>
          </table:table-cell>
          <table:table-cell office:value-type="string">
            <text:p>leon tube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32</text:p>
          </table:table-cell>
          <table:table-cell office:value-type="string">
            <text:p>ranu bull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2</text:p>
          </table:table-cell>
          <table:table-cell office:value-type="string">
            <text:p>uros picr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2</text:p>
          </table:table-cell>
          <table:table-cell office:value-type="string">
            <text:p>euph pepl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2</text:p>
          </table:table-cell>
          <table:table-cell office:value-type="string">
            <text:p>hyme circ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2</text:p>
          </table:table-cell>
          <table:table-cell office:value-type="string">
            <text:p>cent raph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2</text:p>
          </table:table-cell>
          <table:table-cell office:value-type="string">
            <text:p>scal nap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2</text:p>
          </table:table-cell>
          <table:table-cell office:value-type="string">
            <text:p>gera moll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2</text:p>
          </table:table-cell>
          <table:table-cell office:value-type="string">
            <text:p>gali mura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2</text:p>
          </table:table-cell>
          <table:table-cell office:value-type="string">
            <text:p>aspe rig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2</text:p>
          </table:table-cell>
          <table:table-cell office:value-type="string">
            <text:p>aspe pube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2</text:p>
          </table:table-cell>
          <table:table-cell office:value-type="string">
            <text:p>chen nanu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2</text:p>
          </table:table-cell>
          <table:table-cell office:value-type="string">
            <text:p>brac retu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32</text:p>
          </table:table-cell>
          <table:table-cell office:value-type="string">
            <text:p>tymb cap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2</text:p>
          </table:table-cell>
          <table:table-cell office:value-type="string">
            <text:p>vici lath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2</text:p>
          </table:table-cell>
          <table:table-cell office:value-type="string">
            <text:p>anag arve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2</text:p>
          </table:table-cell>
          <table:table-cell office:value-type="string">
            <text:p>vail mura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2</text:p>
          </table:table-cell>
          <table:table-cell office:value-type="string">
            <text:p>phyl lati</text:p>
          </table:table-cell>
          <table:table-cell office:value-type="string">
            <text:p>hl</text:p>
          </table:table-cell>
          <table:table-cell office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>
            <text:p>cr32</text:p>
          </table:table-cell>
          <table:table-cell office:value-type="string">
            <text:p>rham cyti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cr32</text:p>
          </table:table-cell>
          <table:table-cell office:value-type="string">
            <text:p>acer semp</text:p>
          </table:table-cell>
          <table:table-cell office:value-type="string">
            <text:p>hl</text:p>
          </table:table-cell>
          <table:table-cell office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>
            <text:p>cr32</text:p>
          </table:table-cell>
          <table:table-cell office:value-type="string">
            <text:p>euph acan</text:p>
          </table:table-cell>
          <table:table-cell office:value-type="string">
            <text:p>hl</text:p>
          </table:table-cell>
          <table:table-cell office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>
            <text:p>cr32</text:p>
          </table:table-cell>
          <table:table-cell office:value-type="string">
            <text:p>teuc micr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32</text:p>
          </table:table-cell>
          <table:table-cell office:value-type="string">
            <text:p>trif unif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2</text:p>
          </table:table-cell>
          <table:table-cell office:value-type="string">
            <text:p>medi mons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3</text:p>
          </table:table-cell>
          <table:table-cell office:value-type="string">
            <text:p>phlo frut</text:p>
          </table:table-cell>
          <table:table-cell office:value-type="string">
            <text:p>hl</text:p>
          </table:table-cell>
          <table:table-cell office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>
            <text:p>cr33</text:p>
          </table:table-cell>
          <table:table-cell office:value-type="string">
            <text:p>caly vill</text:p>
          </table:table-cell>
          <table:table-cell office:value-type="string">
            <text:p>hl</text:p>
          </table:table-cell>
          <table:table-cell office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>
            <text:p>cr33</text:p>
          </table:table-cell>
          <table:table-cell office:value-type="string">
            <text:p>sarc spin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33</text:p>
          </table:table-cell>
          <table:table-cell office:value-type="string">
            <text:p>onon spin diac</text:p>
          </table:table-cell>
          <table:table-cell office:value-type="string">
            <text:p>hl</text:p>
          </table:table-cell>
          <table:table-cell office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>
            <text:p>cr33</text:p>
          </table:table-cell>
          <table:table-cell office:value-type="string">
            <text:p>asph ramo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33</text:p>
          </table:table-cell>
          <table:table-cell office:value-type="string">
            <text:p>carl gumi</text:p>
          </table:table-cell>
          <table:table-cell office:value-type="string">
            <text:p>hl</text:p>
          </table:table-cell>
          <table:table-cell office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>
            <text:p>cr33</text:p>
          </table:table-cell>
          <table:table-cell office:value-type="string">
            <text:p>char mari</text:p>
          </table:table-cell>
          <table:table-cell office:value-type="string">
            <text:p>hl</text:p>
          </table:table-cell>
          <table:table-cell office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>
            <text:p>cr33</text:p>
          </table:table-cell>
          <table:table-cell office:value-type="string">
            <text:p>ophr sicu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3</text:p>
          </table:table-cell>
          <table:table-cell office:value-type="string">
            <text:p>ophr phyr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3</text:p>
          </table:table-cell>
          <table:table-cell office:value-type="string">
            <text:p>ophr aria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33</text:p>
          </table:table-cell>
          <table:table-cell office:value-type="string">
            <text:p>sera berg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3</text:p>
          </table:table-cell>
          <table:table-cell office:value-type="string">
            <text:p>hyme circ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33</text:p>
          </table:table-cell>
          <table:table-cell office:value-type="string">
            <text:p>eryn camp</text:p>
          </table:table-cell>
          <table:table-cell office:value-type="string">
            <text:p>hl</text:p>
          </table:table-cell>
          <table:table-cell office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>
            <text:p>cr33</text:p>
          </table:table-cell>
          <table:table-cell office:value-type="string">
            <text:p>onob equi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33</text:p>
          </table:table-cell>
          <table:table-cell office:value-type="string">
            <text:p>anem coro cyan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3</text:p>
          </table:table-cell>
          <table:table-cell office:value-type="string">
            <text:p>plan lanc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cr33</text:p>
          </table:table-cell>
          <table:table-cell office:value-type="string">
            <text:p>plan afra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3</text:p>
          </table:table-cell>
          <table:table-cell office:value-type="string">
            <text:p>anag arve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3</text:p>
          </table:table-cell>
          <table:table-cell office:value-type="string">
            <text:p>sher arve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3</text:p>
          </table:table-cell>
          <table:table-cell office:value-type="string">
            <text:p>bitu bitu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33</text:p>
          </table:table-cell>
          <table:table-cell office:value-type="string">
            <text:p>cent idea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3</text:p>
          </table:table-cell>
          <table:table-cell office:value-type="string">
            <text:p>leon tube</text:p>
          </table:table-cell>
          <table:table-cell office:value-type="string">
            <text:p>hl</text:p>
          </table:table-cell>
          <table:table-cell office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>
            <text:p>cr33</text:p>
          </table:table-cell>
          <table:table-cell office:value-type="string">
            <text:p>bell trix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33</text:p>
          </table:table-cell>
          <table:table-cell office:value-type="string">
            <text:p>lago cum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3</text:p>
          </table:table-cell>
          <table:table-cell office:value-type="string">
            <text:p>phag grae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3</text:p>
          </table:table-cell>
          <table:table-cell office:value-type="string">
            <text:p>hipo bifl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3</text:p>
          </table:table-cell>
          <table:table-cell office:value-type="string">
            <text:p>romu spec ies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33</text:p>
          </table:table-cell>
          <table:table-cell office:value-type="string">
            <text:p>ophr dict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office:value-type="string">
            <text:p>cf.</text:p>
          </table:table-cell>
          <table:table-cell table:number-columns-repeated="1019"/>
        </table:table-row>
        <table:table-row table:style-name="ro1">
          <table:table-cell office:value-type="string">
            <text:p>cr33</text:p>
          </table:table-cell>
          <table:table-cell office:value-type="string">
            <text:p>dact glom hisp</text:p>
          </table:table-cell>
          <table:table-cell office:value-type="string">
            <text:p>hl</text:p>
          </table:table-cell>
          <table:table-cell office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>
            <text:p>cr33</text:p>
          </table:table-cell>
          <table:table-cell office:value-type="string">
            <text:p>scan aust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33</text:p>
          </table:table-cell>
          <table:table-cell office:value-type="string">
            <text:p>medi orb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3</text:p>
          </table:table-cell>
          <table:table-cell office:value-type="string">
            <text:p>pall spin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3</text:p>
          </table:table-cell>
          <table:table-cell office:value-type="string">
            <text:p>brom ster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33</text:p>
          </table:table-cell>
          <table:table-cell office:value-type="string">
            <text:p>vale obtu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3</text:p>
          </table:table-cell>
          <table:table-cell office:value-type="string">
            <text:p>medi poly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3</text:p>
          </table:table-cell>
          <table:table-cell office:value-type="string">
            <text:p>medi trun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33</text:p>
          </table:table-cell>
          <table:table-cell office:value-type="string">
            <text:p>orch coll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3</text:p>
          </table:table-cell>
          <table:table-cell office:value-type="string">
            <text:p>gali mura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3</text:p>
          </table:table-cell>
          <table:table-cell office:value-type="string">
            <text:p>trif stel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3</text:p>
          </table:table-cell>
          <table:table-cell office:value-type="string">
            <text:p>scor mur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3</text:p>
          </table:table-cell>
          <table:table-cell office:value-type="string">
            <text:p>stac cret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33</text:p>
          </table:table-cell>
          <table:table-cell office:value-type="string">
            <text:p>gala tome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33</text:p>
          </table:table-cell>
          <table:table-cell office:value-type="string">
            <text:p>cata rig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3</text:p>
          </table:table-cell>
          <table:table-cell office:value-type="string">
            <text:p>musc como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3</text:p>
          </table:table-cell>
          <table:table-cell office:value-type="string">
            <text:p>medi spec ies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3</text:p>
          </table:table-cell>
          <table:table-cell office:value-type="string">
            <text:p>pimp cret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3</text:p>
          </table:table-cell>
          <table:table-cell office:value-type="string">
            <text:p>andr dist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3</text:p>
          </table:table-cell>
          <table:table-cell office:value-type="string">
            <text:p>loli rigi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38</text:p>
          </table:table-cell>
          <table:table-cell office:value-type="string">
            <text:p>leon leon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38</text:p>
          </table:table-cell>
          <table:table-cell office:value-type="string">
            <text:p>pipt mili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38</text:p>
          </table:table-cell>
          <table:table-cell office:value-type="string">
            <text:p>erod mala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38</text:p>
          </table:table-cell>
          <table:table-cell office:value-type="string">
            <text:p>musc como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8</text:p>
          </table:table-cell>
          <table:table-cell office:value-type="string">
            <text:p>hype triq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8</text:p>
          </table:table-cell>
          <table:table-cell office:value-type="string">
            <text:p>gali mura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8</text:p>
          </table:table-cell>
          <table:table-cell office:value-type="string">
            <text:p>hirs inca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8</text:p>
          </table:table-cell>
          <table:table-cell office:value-type="string">
            <text:p>rost inca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8</text:p>
          </table:table-cell>
          <table:table-cell office:value-type="string">
            <text:p>prun webb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38</text:p>
          </table:table-cell>
          <table:table-cell office:value-type="string">
            <text:p>camp erin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8</text:p>
          </table:table-cell>
          <table:table-cell office:value-type="string">
            <text:p>vero pol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8</text:p>
          </table:table-cell>
          <table:table-cell office:value-type="string">
            <text:p>gera moll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8</text:p>
          </table:table-cell>
          <table:table-cell office:value-type="string">
            <text:p>brom ster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39</text:p>
          </table:table-cell>
          <table:table-cell office:value-type="string">
            <text:p>ranu asia</text:p>
          </table:table-cell>
          <table:table-cell office:value-type="string">
            <text:p>hl</text:p>
          </table:table-cell>
          <table:table-cell office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>
            <text:p>cr39</text:p>
          </table:table-cell>
          <table:table-cell office:value-type="string">
            <text:p>anag arve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9</text:p>
          </table:table-cell>
          <table:table-cell office:value-type="string">
            <text:p>gleb coro disc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9</text:p>
          </table:table-cell>
          <table:table-cell office:value-type="string">
            <text:p>crep cret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9</text:p>
          </table:table-cell>
          <table:table-cell office:value-type="string">
            <text:p>verb sinn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39</text:p>
          </table:table-cell>
          <table:table-cell office:value-type="string">
            <text:p>crep vesi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39</text:p>
          </table:table-cell>
          <table:table-cell office:value-type="string">
            <text:p>stip cape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39</text:p>
          </table:table-cell>
          <table:table-cell office:value-type="string">
            <text:p>bell trix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9</text:p>
          </table:table-cell>
          <table:table-cell office:value-type="string">
            <text:p>ajug cham chia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9</text:p>
          </table:table-cell>
          <table:table-cell office:value-type="string">
            <text:p>aven barb barb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9</text:p>
          </table:table-cell>
          <table:table-cell office:value-type="string">
            <text:p>hype triq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9</text:p>
          </table:table-cell>
          <table:table-cell office:value-type="string">
            <text:p>aira eleg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9</text:p>
          </table:table-cell>
          <table:table-cell office:value-type="string">
            <text:p>more sisy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9</text:p>
          </table:table-cell>
          <table:table-cell office:value-type="string">
            <text:p>cata rigi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39</text:p>
          </table:table-cell>
          <table:table-cell office:value-type="string">
            <text:p>euph pepl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9</text:p>
          </table:table-cell>
          <table:table-cell office:value-type="string">
            <text:p>ranu palu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39</text:p>
          </table:table-cell>
          <table:table-cell office:value-type="string">
            <text:p>crep sanc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39</text:p>
          </table:table-cell>
          <table:table-cell office:value-type="string">
            <text:p>dasy vill</text:p>
          </table:table-cell>
          <table:table-cell office:value-type="string">
            <text:p>hl</text:p>
          </table:table-cell>
          <table:table-cell office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>
            <text:p>cr39</text:p>
          </table:table-cell>
          <table:table-cell office:value-type="string">
            <text:p>rost cris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39</text:p>
          </table:table-cell>
          <table:table-cell office:value-type="string">
            <text:p>brom madr haus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39</text:p>
          </table:table-cell>
          <table:table-cell office:value-type="string">
            <text:p>vulp myur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9</text:p>
          </table:table-cell>
          <table:table-cell office:value-type="string">
            <text:p>hipo bifl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9</text:p>
          </table:table-cell>
          <table:table-cell office:value-type="string">
            <text:p>briz max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9</text:p>
          </table:table-cell>
          <table:table-cell office:value-type="string">
            <text:p>crep comm</text:p>
          </table:table-cell>
          <table:table-cell office:value-type="string">
            <text:p>hl</text:p>
          </table:table-cell>
          <table:table-cell office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>
            <text:p>cr39</text:p>
          </table:table-cell>
          <table:table-cell office:value-type="string">
            <text:p>lotu edul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9</text:p>
          </table:table-cell>
          <table:table-cell office:value-type="string">
            <text:p>thym hirs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9</text:p>
          </table:table-cell>
          <table:table-cell office:value-type="string">
            <text:p>psil incu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39</text:p>
          </table:table-cell>
          <table:table-cell office:value-type="string">
            <text:p>loli rigi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cr39</text:p>
          </table:table-cell>
          <table:table-cell office:value-type="string">
            <text:p>trif camp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9</text:p>
          </table:table-cell>
          <table:table-cell office:value-type="string">
            <text:p>sene vulg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9</text:p>
          </table:table-cell>
          <table:table-cell office:value-type="string">
            <text:p>camp erin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9</text:p>
          </table:table-cell>
          <table:table-cell office:value-type="string">
            <text:p>aven ster ludo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9</text:p>
          </table:table-cell>
          <table:table-cell office:value-type="string">
            <text:p>part lat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39</text:p>
          </table:table-cell>
          <table:table-cell office:value-type="string">
            <text:p>heli sali</text:p>
          </table:table-cell>
          <table:table-cell office:value-type="string">
            <text:p>hl</text:p>
          </table:table-cell>
          <table:table-cell table:style-name="Default" office:value-type="string">
            <text:p>r</text:p>
          </table:table-cell>
          <table:table-cell office:value-type="string">
            <text:p>cf.</text:p>
          </table:table-cell>
          <table:table-cell table:number-columns-repeated="1019"/>
        </table:table-row>
        <table:table-row table:style-name="ro1">
          <table:table-cell office:value-type="string">
            <text:p>cr40</text:p>
          </table:table-cell>
          <table:table-cell office:value-type="string">
            <text:p>leon leon</text:p>
          </table:table-cell>
          <table:table-cell office:value-type="string">
            <text:p>hl</text:p>
          </table:table-cell>
          <table:table-cell office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>
            <text:p>cr40</text:p>
          </table:table-cell>
          <table:table-cell office:value-type="string">
            <text:p>glad ital</text:p>
          </table:table-cell>
          <table:table-cell office:value-type="string">
            <text:p>hl</text:p>
          </table:table-cell>
          <table:table-cell office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>
            <text:p>cr40</text:p>
          </table:table-cell>
          <table:table-cell office:value-type="string">
            <text:p>crep comm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string">
            <text:p>cr40</text:p>
          </table:table-cell>
          <table:table-cell office:value-type="string">
            <text:p>lotu orni</text:p>
          </table:table-cell>
          <table:table-cell office:value-type="string">
            <text:p>hl</text:p>
          </table:table-cell>
          <table:table-cell office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>
            <text:p>cr40</text:p>
          </table:table-cell>
          <table:table-cell office:value-type="string">
            <text:p>raga stel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40</text:p>
          </table:table-cell>
          <table:table-cell office:value-type="string">
            <text:p>papa rhoe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40</text:p>
          </table:table-cell>
          <table:table-cell office:value-type="string">
            <text:p>more sisy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40</text:p>
          </table:table-cell>
          <table:table-cell office:value-type="string">
            <text:p>sile vulg macr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40</text:p>
          </table:table-cell>
          <table:table-cell office:value-type="string">
            <text:p>musc como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40</text:p>
          </table:table-cell>
          <table:table-cell office:value-type="string">
            <text:p>ranu asia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40</text:p>
          </table:table-cell>
          <table:table-cell office:value-type="string">
            <text:p>medi poly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40</text:p>
          </table:table-cell>
          <table:table-cell office:value-type="string">
            <text:p>ranu fica</text:p>
          </table:table-cell>
          <table:table-cell office:value-type="string">
            <text:p>hl</text:p>
          </table:table-cell>
          <table:table-cell office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>
            <text:p>cr40</text:p>
          </table:table-cell>
          <table:table-cell office:value-type="string">
            <text:p>medi trun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40</text:p>
          </table:table-cell>
          <table:table-cell office:value-type="string">
            <text:p>vici sati cord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40</text:p>
          </table:table-cell>
          <table:table-cell office:value-type="string">
            <text:p>cyno colu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40</text:p>
          </table:table-cell>
          <table:table-cell office:value-type="string">
            <text:p>loli rigi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40</text:p>
          </table:table-cell>
          <table:table-cell office:value-type="string">
            <text:p>crep vesi</text:p>
          </table:table-cell>
          <table:table-cell office:value-type="string">
            <text:p>hl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cr40</text:p>
          </table:table-cell>
          <table:table-cell office:value-type="string">
            <text:p>gleb coro disc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cr41</text:p>
          </table:table-cell>
          <table:table-cell office:value-type="string">
            <text:p>gage cret</text:p>
          </table:table-cell>
          <table:table-cell office:value-type="string">
            <text:p>hl</text:p>
          </table:table-cell>
          <table:table-cell office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>
            <text:p>cr41</text:p>
          </table:table-cell>
          <table:table-cell office:value-type="string">
            <text:p>scor cret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41</text:p>
          </table:table-cell>
          <table:table-cell office:value-type="string">
            <text:p>asph ramo</text:p>
          </table:table-cell>
          <table:table-cell office:value-type="string">
            <text:p>hl</text:p>
          </table:table-cell>
          <table:table-cell office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>
            <text:p>cr41</text:p>
          </table:table-cell>
          <table:table-cell office:value-type="string">
            <text:p>crep cret</text:p>
          </table:table-cell>
          <table:table-cell office:value-type="string">
            <text:p>hl</text:p>
          </table:table-cell>
          <table:table-cell office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>
            <text:p>cr41</text:p>
          </table:table-cell>
          <table:table-cell office:value-type="string">
            <text:p>tymb capi</text:p>
          </table:table-cell>
          <table:table-cell office:value-type="string">
            <text:p>hl</text:p>
          </table:table-cell>
          <table:table-cell office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>
            <text:p>cr41</text:p>
          </table:table-cell>
          <table:table-cell office:value-type="string">
            <text:p>ophr phry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41</text:p>
          </table:table-cell>
          <table:table-cell office:value-type="string">
            <text:p>anth arve incr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41</text:p>
          </table:table-cell>
          <table:table-cell office:value-type="string">
            <text:p>eryn camp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41</text:p>
          </table:table-cell>
          <table:table-cell office:value-type="string">
            <text:p>tord apul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41</text:p>
          </table:table-cell>
          <table:table-cell office:value-type="string">
            <text:p>ranu palu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41</text:p>
          </table:table-cell>
          <table:table-cell office:value-type="string">
            <text:p>onob equi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41</text:p>
          </table:table-cell>
          <table:table-cell office:value-type="string">
            <text:p>linu bien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41</text:p>
          </table:table-cell>
          <table:table-cell office:value-type="string">
            <text:p>petr dub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41</text:p>
          </table:table-cell>
          <table:table-cell office:value-type="string">
            <text:p>leon tube</text:p>
          </table:table-cell>
          <table:table-cell office:value-type="string">
            <text:p>hl</text:p>
          </table:table-cell>
          <table:table-cell office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>
            <text:p>cr41</text:p>
          </table:table-cell>
          <table:table-cell office:value-type="string">
            <text:p>anag arve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41</text:p>
          </table:table-cell>
          <table:table-cell office:value-type="string">
            <text:p>sher arve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41</text:p>
          </table:table-cell>
          <table:table-cell office:value-type="string">
            <text:p>lago cumi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41</text:p>
          </table:table-cell>
          <table:table-cell office:value-type="string">
            <text:p>cera coma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41</text:p>
          </table:table-cell>
          <table:table-cell office:value-type="string">
            <text:p>aste stel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41</text:p>
          </table:table-cell>
          <table:table-cell office:value-type="string">
            <text:p>euph cara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41</text:p>
          </table:table-cell>
          <table:table-cell office:value-type="string">
            <text:p>trif nigr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41</text:p>
          </table:table-cell>
          <table:table-cell office:value-type="string">
            <text:p>anem coro cyan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41</text:p>
          </table:table-cell>
          <table:table-cell office:value-type="string">
            <text:p>caly vill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41</text:p>
          </table:table-cell>
          <table:table-cell office:value-type="string">
            <text:p>aira eleg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41</text:p>
          </table:table-cell>
          <table:table-cell office:value-type="string">
            <text:p>scan aust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41</text:p>
          </table:table-cell>
          <table:table-cell office:value-type="string">
            <text:p>sarc spin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41</text:p>
          </table:table-cell>
          <table:table-cell office:value-type="string">
            <text:p>euph pepl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41</text:p>
          </table:table-cell>
          <table:table-cell office:value-type="string">
            <text:p>oxal pesc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41</text:p>
          </table:table-cell>
          <table:table-cell office:value-type="string">
            <text:p>crep comm</text:p>
          </table:table-cell>
          <table:table-cell office:value-type="string">
            <text:p>hl</text:p>
          </table:table-cell>
          <table:table-cell office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>
            <text:p>cr41</text:p>
          </table:table-cell>
          <table:table-cell office:value-type="string">
            <text:p>alli spec ies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41</text:p>
          </table:table-cell>
          <table:table-cell office:value-type="string">
            <text:p>heli sal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41</text:p>
          </table:table-cell>
          <table:table-cell office:value-type="string">
            <text:p>lagu ovat slat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41</text:p>
          </table:table-cell>
          <table:table-cell office:value-type="string">
            <text:p>aven barb barb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41</text:p>
          </table:table-cell>
          <table:table-cell office:value-type="string">
            <text:p>poa bulb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41</text:p>
          </table:table-cell>
          <table:table-cell office:value-type="string">
            <text:p>scal nap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41</text:p>
          </table:table-cell>
          <table:table-cell office:value-type="string">
            <text:p>trag porr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41</text:p>
          </table:table-cell>
          <table:table-cell office:value-type="string">
            <text:p>vulp myur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41</text:p>
          </table:table-cell>
          <table:table-cell office:value-type="string">
            <text:p>char mar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41</text:p>
          </table:table-cell>
          <table:table-cell office:value-type="string">
            <text:p>gera rotu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41</text:p>
          </table:table-cell>
          <table:table-cell office:value-type="string">
            <text:p>trif stel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41</text:p>
          </table:table-cell>
          <table:table-cell office:value-type="string">
            <text:p>gali mura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41</text:p>
          </table:table-cell>
          <table:table-cell office:value-type="string">
            <text:p>orch pauc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41</text:p>
          </table:table-cell>
          <table:table-cell office:value-type="string">
            <text:p>briz max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41</text:p>
          </table:table-cell>
          <table:table-cell office:value-type="string">
            <text:p>crep ves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41</text:p>
          </table:table-cell>
          <table:table-cell office:value-type="string">
            <text:p>cata rig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41</text:p>
          </table:table-cell>
          <table:table-cell office:value-type="string">
            <text:p>trif camp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41</text:p>
          </table:table-cell>
          <table:table-cell office:value-type="string">
            <text:p>sela dent</text:p>
          </table:table-cell>
          <table:table-cell office:value-type="string">
            <text:p>hl</text:p>
          </table:table-cell>
          <table:table-cell office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>
            <text:p>cr41</text:p>
          </table:table-cell>
          <table:table-cell office:value-type="string">
            <text:p>trif subt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7</text:p>
          </table:table-cell>
          <table:table-cell office:value-type="string">
            <text:p>sarc spin</text:p>
          </table:table-cell>
          <table:table-cell office:value-type="string">
            <text:p>hl</text:p>
          </table:table-cell>
          <table:table-cell office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>
            <text:p>cr27</text:p>
          </table:table-cell>
          <table:table-cell office:value-type="string">
            <text:p>tymb capi</text:p>
          </table:table-cell>
          <table:table-cell office:value-type="string">
            <text:p>hl</text:p>
          </table:table-cell>
          <table:table-cell office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>
            <text:p>cr27</text:p>
          </table:table-cell>
          <table:table-cell office:value-type="string">
            <text:p>euph acan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7</text:p>
          </table:table-cell>
          <table:table-cell office:value-type="string">
            <text:p>phlo lana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7</text:p>
          </table:table-cell>
          <table:table-cell office:value-type="string">
            <text:p>geni acan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7</text:p>
          </table:table-cell>
          <table:table-cell office:value-type="string">
            <text:p>asph ramo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7</text:p>
          </table:table-cell>
          <table:table-cell office:value-type="string">
            <text:p>carl grae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7</text:p>
          </table:table-cell>
          <table:table-cell office:value-type="string">
            <text:p>lamy cyna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7</text:p>
          </table:table-cell>
          <table:table-cell office:value-type="string">
            <text:p>char mar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7</text:p>
          </table:table-cell>
          <table:table-cell office:value-type="string">
            <text:p>crep cret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7</text:p>
          </table:table-cell>
          <table:table-cell office:value-type="string">
            <text:p>uros picr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7</text:p>
          </table:table-cell>
          <table:table-cell office:value-type="string">
            <text:p>plan lago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7</text:p>
          </table:table-cell>
          <table:table-cell office:value-type="string">
            <text:p>trif unif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7</text:p>
          </table:table-cell>
          <table:table-cell office:value-type="string">
            <text:p>cusc spec ies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7</text:p>
          </table:table-cell>
          <table:table-cell office:value-type="string">
            <text:p>tord apul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7</text:p>
          </table:table-cell>
          <table:table-cell office:value-type="string">
            <text:p>hyme circ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7</text:p>
          </table:table-cell>
          <table:table-cell office:value-type="string">
            <text:p>lotu orn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7</text:p>
          </table:table-cell>
          <table:table-cell office:value-type="string">
            <text:p>anag arve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7</text:p>
          </table:table-cell>
          <table:table-cell office:value-type="string">
            <text:p>erod cicu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7</text:p>
          </table:table-cell>
          <table:table-cell office:value-type="string">
            <text:p>trif nigr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7</text:p>
          </table:table-cell>
          <table:table-cell office:value-type="string">
            <text:p>fila aega aris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7</text:p>
          </table:table-cell>
          <table:table-cell office:value-type="string">
            <text:p>vail hisp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7</text:p>
          </table:table-cell>
          <table:table-cell office:value-type="string">
            <text:p>trif camp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7</text:p>
          </table:table-cell>
          <table:table-cell office:value-type="string">
            <text:p>cata rigi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7</text:p>
          </table:table-cell>
          <table:table-cell office:value-type="string">
            <text:p>trif stel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7</text:p>
          </table:table-cell>
          <table:table-cell office:value-type="string">
            <text:p>gali seta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7</text:p>
          </table:table-cell>
          <table:table-cell office:value-type="string">
            <text:p>paro macr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7</text:p>
          </table:table-cell>
          <table:table-cell office:value-type="string">
            <text:p>cent raph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7</text:p>
          </table:table-cell>
          <table:table-cell office:value-type="string">
            <text:p>vici cret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r27</text:p>
          </table:table-cell>
          <table:table-cell office:value-type="string">
            <text:p>gali mura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7</text:p>
          </table:table-cell>
          <table:table-cell office:value-type="string">
            <text:p>side curv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7</text:p>
          </table:table-cell>
          <table:table-cell office:value-type="string">
            <text:p>hypo arch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cr27</text:p>
          </table:table-cell>
          <table:table-cell office:value-type="string">
            <text:p>brom fasc</text:p>
          </table:table-cell>
          <table:table-cell office:value-type="string">
            <text:p>hl</text:p>
          </table:table-cell>
          <table:table-cell office:value-type="string">
            <text:p>+</text:p>
          </table:table-cell>
          <table:table-cell table:number-columns-repeated="1020"/>
        </table:table-row>
        <table:table-row table:style-name="ro1" table:number-rows-repeated="10477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Sheet1.A1:Sheet1.E633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8">08.04.2011</text:date>, <text:time>15:26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land Kaiser</meta:initial-creator>
    <meta:creation-date>2011-04-06T13:22:37</meta:creation-date>
    <dc:date>2011-04-08T15:26:12</dc:date>
    <dc:creator>Roland Kaiser</dc:creator>
    <meta:editing-duration>PT05H35M39S</meta:editing-duration>
    <meta:editing-cycles>21</meta:editing-cycles>
    <meta:generator>NeoOffice/3.1.2$Unix OpenOffice.org_project/Patch 4</meta:generator>
    <meta:document-statistic meta:table-count="3" meta:cell-count="3126" meta:object-count="0"/>
  </office:meta>
</office:document-meta>
</file>